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  <style:style style:name="T2" style:family="text">
      <style:text-properties officeooo:rsid="003665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350 5.73</text:p>
      <text:p text:style-name="P2">1000 0.63</text:p>
      <text:p text:style-name="P2">1615 5.64</text:p>
      <text:p text:style-name="P2">2223 0.73</text:p>
      <text:p text:style-name="P2"/>
      <text:p text:style-name="P2">2 - SA</text:p>
      <text:p text:style-name="P2">0441 5.53</text:p>
      <text:p text:style-name="P2">1047 0.84</text:p>
      <text:p text:style-name="P2">1708 5.41</text:p>
      <text:p text:style-name="P2">2312 0.95</text:p>
      <text:p text:style-name="P2"/>
      <text:p text:style-name="P2">3 - SU</text:p>
      <text:p text:style-name="P2">0535 5.28</text:p>
      <text:p text:style-name="P2">1138 1.08</text:p>
      <text:p text:style-name="P2">1804 5.15</text:p>
      <text:p text:style-name="P2"/>
      <text:p text:style-name="P2"/>
      <text:p text:style-name="P2">4 - M</text:p>
      <text:p text:style-name="P2">0005 1.20</text:p>
      <text:p text:style-name="P2">0633 5.02</text:p>
      <text:p text:style-name="P2">1234 1.32</text:p>
      <text:p text:style-name="P2">1904 4.90</text:p>
      <text:p text:style-name="P2"/>
      <text:p text:style-name="P2">5 - TU</text:p>
      <text:p text:style-name="P2">0104 1.43</text:p>
      <text:p text:style-name="P2">0736 4.80</text:p>
      <text:p text:style-name="P2">1335 1.52</text:p>
      <text:p text:style-name="P2">2009 4.72</text:p>
      <text:p text:style-name="P2"/>
      <text:p text:style-name="P2">6 - W</text:p>
      <text:p text:style-name="P2">0208 1.59</text:p>
      <text:p text:style-name="P2">0842 4.66</text:p>
      <text:p text:style-name="P2">1441 1.64</text:p>
      <text:p text:style-name="P2">2116 4.62</text:p>
      <text:p text:style-name="P2"/>
      <text:p text:style-name="P2">7 - TH</text:p>
      <text:p text:style-name="P2">0315 1.67</text:p>
      <text:p text:style-name="P2">0949 4.61</text:p>
      <text:p text:style-name="P2">1547 1.67</text:p>
      <text:p text:style-name="P2">2220 4.61</text:p>
      <text:p text:style-name="P2"/>
      <text:p text:style-name="P2">8 - F</text:p>
      <text:p text:style-name="P2">0418 1.65</text:p>
      <text:p text:style-name="P2">1050 4.63</text:p>
      <text:p text:style-name="P2">1646 1.62</text:p>
      <text:p text:style-name="P2">2319 4.66</text:p>
      <text:p text:style-name="P2"/>
      <text:p text:style-name="P2">9 - SA</text:p>
      <text:p text:style-name="P2">0513 1.58</text:p>
      <text:p text:style-name="P2">1145 4.69</text:p>
      <text:p text:style-name="P2">1737 1.53</text:p>
      <text:p text:style-name="P2"/>
      <text:p text:style-name="P2"/>
      <text:p text:style-name="P2">10 - SU</text:p>
      <text:p text:style-name="P2">0010 4.73</text:p>
      <text:p text:style-name="P2">0600 1.48</text:p>
      <text:p text:style-name="P2">1233 4.76</text:p>
      <text:p text:style-name="P2">1822 1.42</text:p>
      <text:p text:style-name="P2"/>
      <text:p text:style-name="P2">11 - M</text:p>
      <text:p text:style-name="P2">0054 4.78</text:p>
      <text:p text:style-name="P2">0643 1.37</text:p>
      <text:p text:style-name="P2">1314 4.80</text:p>
      <text:p text:style-name="P2">1902 1.31</text:p>
      <text:p text:style-name="P2"/>
      <text:p text:style-name="P2">12 - TU</text:p>
      <text:p text:style-name="P2">0132 4.82</text:p>
      <text:p text:style-name="P2">0722 1.26</text:p>
      <text:p text:style-name="P2">1349 4.83</text:p>
      <text:p text:style-name="P2">1941 1.22</text:p>
      <text:p text:style-name="P2"/>
      <text:p text:style-name="P2">13 - W</text:p>
      <text:p text:style-name="P2">0204 4.85</text:p>
      <text:p text:style-name="P2">0800 1.17</text:p>
      <text:p text:style-name="P2">1418 4.86</text:p>
      <text:p text:style-name="P2">2018 1.14</text:p>
      <text:p text:style-name="P2"/>
      <text:p text:style-name="P2">14 - TH</text:p>
      <text:p text:style-name="P2">0232 4.88</text:p>
      <text:p text:style-name="P2">0837 1.11</text:p>
      <text:p text:style-name="P2">1446 4.90</text:p>
      <text:p text:style-name="P2">2056 1.09</text:p>
      <text:p text:style-name="P2"/>
      <text:p text:style-name="P2">15 - F</text:p>
      <text:p text:style-name="P2">0300 4.93</text:p>
      <text:p text:style-name="P2">0915 1.08</text:p>
      <text:p text:style-name="P2">1514 4.95</text:p>
      <text:p text:style-name="P2">2134 1.07</text:p>
      <text:p text:style-name="P2"/>
      <text:p text:style-name="P2">16 - SA</text:p>
      <text:p text:style-name="P2">0330 4.97</text:p>
      <text:p text:style-name="P2">0954 1.08</text:p>
      <text:p text:style-name="P2">1547 4.99</text:p>
      <text:p text:style-name="P2">2214 1.10</text:p>
      <text:p text:style-name="P2"/>
      <text:p text:style-name="P2">17 - SU</text:p>
      <text:p text:style-name="P2">0406 5.00</text:p>
      <text:p text:style-name="P2">1034 1.12</text:p>
      <text:p text:style-name="P2">1626 5.00</text:p>
      <text:p text:style-name="P2">2256 1.16</text:p>
      <text:p text:style-name="P2"/>
      <text:p text:style-name="P2">18 - M</text:p>
      <text:p text:style-name="P2">0447 4.99</text:p>
      <text:p text:style-name="P2">1118 1.21</text:p>
      <text:p text:style-name="P2">1710 4.96</text:p>
      <text:p text:style-name="P2">2341 1.26</text:p>
      <text:p text:style-name="P2"/>
      <text:p text:style-name="P2">19 - TU</text:p>
      <text:p text:style-name="P2">0535 4.93</text:p>
      <text:p text:style-name="P2">1206 1.32</text:p>
      <text:p text:style-name="P2">1801 4.89</text:p>
      <text:p text:style-name="P2"/>
      <text:p text:style-name="P2"/>
      <text:p text:style-name="P2">20 - W</text:p>
      <text:p text:style-name="P2">0033 1.37</text:p>
      <text:p text:style-name="P2">0629 4.84</text:p>
      <text:p text:style-name="P2">1302 1.42</text:p>
      <text:p text:style-name="P2">1858 4.80</text:p>
      <text:p text:style-name="P2"/>
      <text:p text:style-name="P2">21 - TH</text:p>
      <text:p text:style-name="P2">0133 1.47</text:p>
      <text:p text:style-name="P2">0730 4.77</text:p>
      <text:p text:style-name="P2">1406 1.49</text:p>
      <text:p text:style-name="P2">2003 4.75</text:p>
      <text:p text:style-name="P2"/>
      <text:p text:style-name="P2">22 - F</text:p>
      <text:p text:style-name="P2">0241 1.49</text:p>
      <text:p text:style-name="P2">0838 4.76</text:p>
      <text:p text:style-name="P2">1516 1.47</text:p>
      <text:p text:style-name="P2">2113 4.79</text:p>
      <text:p text:style-name="P2"/>
      <text:p text:style-name="P2">23 - SA</text:p>
      <text:p text:style-name="P2">0351 1.41</text:p>
      <text:p text:style-name="P2">0948 4.85</text:p>
      <text:p text:style-name="P2">1624 1.33</text:p>
      <text:p text:style-name="P2">2222 4.94</text:p>
      <text:p text:style-name="P2"/>
      <text:p text:style-name="P2">24 - SU</text:p>
      <text:p text:style-name="P2">0457 1.23</text:p>
      <text:p text:style-name="P2">1054 5.05</text:p>
      <text:p text:style-name="P2">1727 1.11</text:p>
      <text:p text:style-name="P2">2325 5.18</text:p>
      <text:p text:style-name="P2"/>
      <text:p text:style-name="P2">25 - M</text:p>
      <text:p text:style-name="P2">0556 0.99</text:p>
      <text:p text:style-name="P2">1155 5.31</text:p>
      <text:p text:style-name="P2">1823 0.87</text:p>
      <text:p text:style-name="P2"/>
      <text:p text:style-name="P2"/>
      <text:p text:style-name="P2">26 - TU</text:p>
      <text:p text:style-name="P2">0023 5.44</text:p>
      <text:p text:style-name="P2">0649 0.75</text:p>
      <text:p text:style-name="P2">1250 5.57</text:p>
      <text:p text:style-name="P2">1913 0.64</text:p>
      <text:p text:style-name="P2"/>
      <text:p text:style-name="P2">27 - W</text:p>
      <text:p text:style-name="P2">0115 5.68</text:p>
      <text:p text:style-name="P2">0737 0.55</text:p>
      <text:p text:style-name="P2">1340 5.78</text:p>
      <text:p text:style-name="P2">2000 0.48</text:p>
      <text:p text:style-name="P2"/>
      <text:p text:style-name="P2">28 - TH</text:p>
      <text:p text:style-name="P2">0205 5.85</text:p>
      <text:p text:style-name="P2">0822 0.43</text:p>
      <text:p text:style-name="P2">1429 5.90</text:p>
      <text:p text:style-name="P2">2044 0.41</text:p>
      <text:p text:style-name="P2"/>
      <text:p text:style-name="P2">29 - F</text:p>
      <text:p text:style-name="P2">0252 5.92</text:p>
      <text:p text:style-name="P2">0905 0.40</text:p>
      <text:p text:style-name="P2">1516 5.91</text:p>
      <text:p text:style-name="P2">2126 0.43</text:p>
      <text:p text:style-name="P2"/>
      <text:p text:style-name="P2">30 - SA</text:p>
      <text:p text:style-name="P2">0339 5.87</text:p>
      <text:p text:style-name="P2">0946 0.48</text:p>
      <text:p text:style-name="P2">1602 5.80</text:p>
      <text:p text:style-name="P2">2207 0.55</text:p>
      <text:p text:style-name="P2"/>
      <text:p text:style-name="P2">31 - SU</text:p>
      <text:p text:style-name="P2">0425 5.70</text:p>
      <text:p text:style-name="P2">1028 0.64</text:p>
      <text:p text:style-name="P2">1649 5.58</text:p>
      <text:p text:style-name="P2">2249 0.75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512 5.44</text:p>
      <text:p text:style-name="P2">1111 0.88</text:p>
      <text:p text:style-name="P2">1736 5.29</text:p>
      <text:p text:style-name="P2">2333 1.03</text:p>
      <text:p text:style-name="P2"/>
      <text:p text:style-name="P2">2 - TU</text:p>
      <text:p text:style-name="P2">0601 5.12</text:p>
      <text:p text:style-name="P2">1156 1.18</text:p>
      <text:p text:style-name="P2">1827 4.95</text:p>
      <text:p text:style-name="P2"/>
      <text:p text:style-name="P2"/>
      <text:p text:style-name="P2">3 - W</text:p>
      <text:p text:style-name="P2">0020 1.34</text:p>
      <text:p text:style-name="P2">0655 4.77</text:p>
      <text:p text:style-name="P2">1246 1.49</text:p>
      <text:p text:style-name="P2">1924 4.61</text:p>
      <text:p text:style-name="P2"/>
      <text:p text:style-name="P2">4 - TH</text:p>
      <text:p text:style-name="P2">0114 1.64</text:p>
      <text:p text:style-name="P2">0756 4.46</text:p>
      <text:p text:style-name="P2">1344 1.77</text:p>
      <text:p text:style-name="P2">2030 4.34</text:p>
      <text:p text:style-name="P2"/>
      <text:p text:style-name="P2">5 - F</text:p>
      <text:p text:style-name="P2">0217 1.88</text:p>
      <text:p text:style-name="P2">0906 4.25</text:p>
      <text:p text:style-name="P2">1452 1.96</text:p>
      <text:p text:style-name="P2">2143 4.20</text:p>
      <text:p text:style-name="P2"/>
      <text:p text:style-name="P2">6 - SA</text:p>
      <text:p text:style-name="P2">0328 2.00</text:p>
      <text:p text:style-name="P2">1020 4.20</text:p>
      <text:p text:style-name="P2">1604 2.00</text:p>
      <text:p text:style-name="P2">2254 4.22</text:p>
      <text:p text:style-name="P2"/>
      <text:p text:style-name="P2">7 - SU</text:p>
      <text:p text:style-name="P2">0438 1.97</text:p>
      <text:p text:style-name="P2">1125 4.27</text:p>
      <text:p text:style-name="P2">1710 1.90</text:p>
      <text:p text:style-name="P2">2353 4.33</text:p>
      <text:p text:style-name="P2"/>
      <text:p text:style-name="P2">8 - M</text:p>
      <text:p text:style-name="P2">0537 1.82</text:p>
      <text:p text:style-name="P2">1218 4.41</text:p>
      <text:p text:style-name="P2">1802 1.72</text:p>
      <text:p text:style-name="P2"/>
      <text:p text:style-name="P2"/>
      <text:p text:style-name="P2">9 - TU</text:p>
      <text:p text:style-name="P2">0040 4.49</text:p>
      <text:p text:style-name="P2">0625 1.61</text:p>
      <text:p text:style-name="P2">1259 4.57</text:p>
      <text:p text:style-name="P2">1846 1.50</text:p>
      <text:p text:style-name="P2"/>
      <text:p text:style-name="P2">10 - W</text:p>
      <text:p text:style-name="P2">0117 4.65</text:p>
      <text:p text:style-name="P2">0706 1.38</text:p>
      <text:p text:style-name="P2">1332 4.73</text:p>
      <text:p text:style-name="P2">1925 1.27</text:p>
      <text:p text:style-name="P2"/>
      <text:p text:style-name="P2">11 - TH</text:p>
      <text:p text:style-name="P2">0146 4.82</text:p>
      <text:p text:style-name="P2">0744 1.16</text:p>
      <text:p text:style-name="P2">1359 4.90</text:p>
      <text:p text:style-name="P2">2002 1.06</text:p>
      <text:p text:style-name="P2"/>
      <text:p text:style-name="P2">12 - F</text:p>
      <text:p text:style-name="P2">0212 4.99</text:p>
      <text:p text:style-name="P2">0821 0.96</text:p>
      <text:p text:style-name="P2">1425 5.08</text:p>
      <text:p text:style-name="P2">2039 0.89</text:p>
      <text:p text:style-name="P2"/>
      <text:p text:style-name="P2">13 - SA</text:p>
      <text:p text:style-name="P2">0239 5.17</text:p>
      <text:p text:style-name="P2">0856 0.82</text:p>
      <text:p text:style-name="P2">1454 5.25</text:p>
      <text:p text:style-name="P2">2114 0.77</text:p>
      <text:p text:style-name="P2"/>
      <text:p text:style-name="P2">14 - SU</text:p>
      <text:p text:style-name="P2">0310 5.32</text:p>
      <text:p text:style-name="P2">0933 0.74</text:p>
      <text:p text:style-name="P2">1527 5.38</text:p>
      <text:p text:style-name="P2">2151 0.74</text:p>
      <text:p text:style-name="P2"/>
      <text:p text:style-name="P2">15 - M</text:p>
      <text:p text:style-name="P2">0344 5.41</text:p>
      <text:p text:style-name="P2">1009 0.75</text:p>
      <text:p text:style-name="P2">1603 5.43</text:p>
      <text:p text:style-name="P2">2229 0.78</text:p>
      <text:p text:style-name="P2"/>
      <text:p text:style-name="P2">16 - TU</text:p>
      <text:p text:style-name="P2">0424 5.42</text:p>
      <text:p text:style-name="P2">1048 0.83</text:p>
      <text:p text:style-name="P2">1645 5.38</text:p>
      <text:p text:style-name="P2">2309 0.90</text:p>
      <text:p text:style-name="P2"/>
      <text:p text:style-name="P2">17 - W</text:p>
      <text:p text:style-name="P2">0507 5.32</text:p>
      <text:p text:style-name="P2">1131 0.99</text:p>
      <text:p text:style-name="P2">1731 5.24</text:p>
      <text:p text:style-name="P2">2355 1.10</text:p>
      <text:p text:style-name="P2"/>
      <text:p text:style-name="P2">18 - TH</text:p>
      <text:p text:style-name="P2">0557 5.14</text:p>
      <text:p text:style-name="P2">1221 1.21</text:p>
      <text:p text:style-name="P2">1825 5.03</text:p>
      <text:p text:style-name="P2"/>
      <text:p text:style-name="P2"/>
      <text:p text:style-name="P2">19 - F</text:p>
      <text:p text:style-name="P2">0049 1.33</text:p>
      <text:p text:style-name="P2">0656 4.92</text:p>
      <text:p text:style-name="P2">1322 1.44</text:p>
      <text:p text:style-name="P2">1929 4.82</text:p>
      <text:p text:style-name="P2"/>
      <text:p text:style-name="P2">20 - SA</text:p>
      <text:p text:style-name="P2">0158 1.52</text:p>
      <text:p text:style-name="P2">0805 4.74</text:p>
      <text:p text:style-name="P2">1438 1.57</text:p>
      <text:p text:style-name="P2">2043 4.71</text:p>
      <text:p text:style-name="P2"/>
      <text:p text:style-name="P2">21 - SU</text:p>
      <text:p text:style-name="P2">0320 1.57</text:p>
      <text:p text:style-name="P2">0923 4.72</text:p>
      <text:p text:style-name="P2">1601 1.52</text:p>
      <text:p text:style-name="P2">2202 4.78</text:p>
      <text:p text:style-name="P2"/>
      <text:p text:style-name="P2">22 - M</text:p>
      <text:p text:style-name="P2">0439 1.42</text:p>
      <text:p text:style-name="P2">1039 4.89</text:p>
      <text:p text:style-name="P2">1714 1.29</text:p>
      <text:p text:style-name="P2">2313 5.03</text:p>
      <text:p text:style-name="P2"/>
      <text:p text:style-name="P2">23 - TU</text:p>
      <text:p text:style-name="P2">0546 1.13</text:p>
      <text:p text:style-name="P2">1145 5.20</text:p>
      <text:p text:style-name="P2">1814 0.97</text:p>
      <text:p text:style-name="P2"/>
      <text:p text:style-name="P2"/>
      <text:p text:style-name="P2">24 - W</text:p>
      <text:p text:style-name="P2">0014 5.37</text:p>
      <text:p text:style-name="P2">0641 0.81</text:p>
      <text:p text:style-name="P2">1241 5.53</text:p>
      <text:p text:style-name="P2">1905 0.66</text:p>
      <text:p text:style-name="P2"/>
      <text:p text:style-name="P2">25 - TH</text:p>
      <text:p text:style-name="P2">0107 5.69</text:p>
      <text:p text:style-name="P2">0728 0.53</text:p>
      <text:p text:style-name="P2">1331 5.82</text:p>
      <text:p text:style-name="P2">1949 0.43</text:p>
      <text:p text:style-name="P2"/>
      <text:p text:style-name="P2">26 - F</text:p>
      <text:p text:style-name="P2">0154 5.92</text:p>
      <text:p text:style-name="P2">0810 0.35</text:p>
      <text:p text:style-name="P2">1417 5.99</text:p>
      <text:p text:style-name="P2">2029 0.30</text:p>
      <text:p text:style-name="P2"/>
      <text:p text:style-name="P2">27 - SA</text:p>
      <text:p text:style-name="P2">0239 6.03</text:p>
      <text:p text:style-name="P2">0849 0.29</text:p>
      <text:p text:style-name="P2">1500 6.03</text:p>
      <text:p text:style-name="P2">2107 0.30</text:p>
      <text:p text:style-name="P2"/>
      <text:p text:style-name="P2">28 - SU</text:p>
      <text:p text:style-name="P2">0321 5.99</text:p>
      <text:p text:style-name="P2">0926 0.34</text:p>
      <text:p text:style-name="P2">1542 5.92</text:p>
      <text:p text:style-name="P2">2144 0.4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403 5.81</text:p>
      <text:p text:style-name="P2">1002 0.51</text:p>
      <text:p text:style-name="P2">1623 5.67</text:p>
      <text:p text:style-name="P2">2220 0.64</text:p>
      <text:p text:style-name="P2"/>
      <text:p text:style-name="P2">2 - TU</text:p>
      <text:p text:style-name="P2">0444 5.51</text:p>
      <text:p text:style-name="P2">1039 0.78</text:p>
      <text:p text:style-name="P2">1705 5.32</text:p>
      <text:p text:style-name="P2">2258 0.94</text:p>
      <text:p text:style-name="P2"/>
      <text:p text:style-name="P2">3 - W</text:p>
      <text:p text:style-name="P2">0526 5.11</text:p>
      <text:p text:style-name="P2">1118 1.12</text:p>
      <text:p text:style-name="P2">1747 4.90</text:p>
      <text:p text:style-name="P2">2339 1.31</text:p>
      <text:p text:style-name="P2"/>
      <text:p text:style-name="P2">4 - TH</text:p>
      <text:p text:style-name="P2">0610 4.68</text:p>
      <text:p text:style-name="P2">1201 1.50</text:p>
      <text:p text:style-name="P2">1834 4.47</text:p>
      <text:p text:style-name="P2"/>
      <text:p text:style-name="P2"/>
      <text:p text:style-name="P2">5 - F</text:p>
      <text:p text:style-name="P2">0025 1.70</text:p>
      <text:p text:style-name="P2">0701 4.27</text:p>
      <text:p text:style-name="P2">1252 1.88</text:p>
      <text:p text:style-name="P2">1934 4.09</text:p>
      <text:p text:style-name="P2"/>
      <text:p text:style-name="P2">6 - SA</text:p>
      <text:p text:style-name="P2">0123 2.04</text:p>
      <text:p text:style-name="P2">0813 3.94</text:p>
      <text:p text:style-name="P2">1359 2.18</text:p>
      <text:p text:style-name="P2">2100 3.86</text:p>
      <text:p text:style-name="P2"/>
      <text:p text:style-name="P2">7 - SU</text:p>
      <text:p text:style-name="P2">0240 2.26</text:p>
      <text:p text:style-name="P2">0948 3.84</text:p>
      <text:p text:style-name="P2">1524 2.28</text:p>
      <text:p text:style-name="P2">2232 3.88</text:p>
      <text:p text:style-name="P2"/>
      <text:p text:style-name="P2">8 - M</text:p>
      <text:p text:style-name="P2">0406 2.24</text:p>
      <text:p text:style-name="P2">1108 3.96</text:p>
      <text:p text:style-name="P2">1644 2.15</text:p>
      <text:p text:style-name="P2">2338 4.08</text:p>
      <text:p text:style-name="P2"/>
      <text:p text:style-name="P2">9 - TU</text:p>
      <text:p text:style-name="P2">0516 2.02</text:p>
      <text:p text:style-name="P2">1202 4.20</text:p>
      <text:p text:style-name="P2">1743 1.87</text:p>
      <text:p text:style-name="P2"/>
      <text:p text:style-name="P2"/>
      <text:p text:style-name="P2">10 - W</text:p>
      <text:p text:style-name="P2">0022 4.33</text:p>
      <text:p text:style-name="P2">0606 1.71</text:p>
      <text:p text:style-name="P2">1240 4.47</text:p>
      <text:p text:style-name="P2">1827 1.54</text:p>
      <text:p text:style-name="P2"/>
      <text:p text:style-name="P2">11 - TH</text:p>
      <text:p text:style-name="P2">0055 4.61</text:p>
      <text:p text:style-name="P2">0646 1.37</text:p>
      <text:p text:style-name="P2">1308 4.75</text:p>
      <text:p text:style-name="P2">1905 1.20</text:p>
      <text:p text:style-name="P2"/>
      <text:p text:style-name="P2">12 - F</text:p>
      <text:p text:style-name="P2">0120 4.89</text:p>
      <text:p text:style-name="P2">0723 1.04</text:p>
      <text:p text:style-name="P2">1333 5.03</text:p>
      <text:p text:style-name="P2">1941 0.90</text:p>
      <text:p text:style-name="P2"/>
      <text:p text:style-name="P2">13 - SA</text:p>
      <text:p text:style-name="P2">0145 5.18</text:p>
      <text:p text:style-name="P2">0758 0.77</text:p>
      <text:p text:style-name="P2">1359 5.31</text:p>
      <text:p text:style-name="P2">2015 0.65</text:p>
      <text:p text:style-name="P2"/>
      <text:p text:style-name="P2">14 - SU</text:p>
      <text:p text:style-name="P2">0213 5.44</text:p>
      <text:p text:style-name="P2">0833 0.56</text:p>
      <text:p text:style-name="P2">1428 5.55</text:p>
      <text:p text:style-name="P2">2050 0.50</text:p>
      <text:p text:style-name="P2"/>
      <text:p text:style-name="P2">15 - M</text:p>
      <text:p text:style-name="P2">0245 5.65</text:p>
      <text:p text:style-name="P2">0907 0.46</text:p>
      <text:p text:style-name="P2">1502 5.71</text:p>
      <text:p text:style-name="P2">2125 0.45</text:p>
      <text:p text:style-name="P2"/>
      <text:p text:style-name="P2">16 - TU</text:p>
      <text:p text:style-name="P2">0320 5.75</text:p>
      <text:p text:style-name="P2">0942 0.46</text:p>
      <text:p text:style-name="P2">1539 5.75</text:p>
      <text:p text:style-name="P2">2200 0.51</text:p>
      <text:p text:style-name="P2"/>
      <text:p text:style-name="P2">17 - W</text:p>
      <text:p text:style-name="P2">0359 5.73</text:p>
      <text:p text:style-name="P2">1019 0.58</text:p>
      <text:p text:style-name="P2">1620 5.66</text:p>
      <text:p text:style-name="P2">2239 0.68</text:p>
      <text:p text:style-name="P2"/>
      <text:p text:style-name="P2">18 - TH</text:p>
      <text:p text:style-name="P2">0442 5.57</text:p>
      <text:p text:style-name="P2">1100 0.80</text:p>
      <text:p text:style-name="P2">1706 5.44</text:p>
      <text:p text:style-name="P2">2322 0.95</text:p>
      <text:p text:style-name="P2"/>
      <text:p text:style-name="P2">19 - F</text:p>
      <text:p text:style-name="P2">0531 5.29</text:p>
      <text:p text:style-name="P2">1147 1.11</text:p>
      <text:p text:style-name="P2">1759 5.13</text:p>
      <text:p text:style-name="P2"/>
      <text:p text:style-name="P2"/>
      <text:p text:style-name="P2">20 - SA</text:p>
      <text:p text:style-name="P2">0015 1.28</text:p>
      <text:p text:style-name="P2">0629 4.96</text:p>
      <text:p text:style-name="P2">1248 1.44</text:p>
      <text:p text:style-name="P2">1903 4.81</text:p>
      <text:p text:style-name="P2"/>
      <text:p text:style-name="P2">21 - SU</text:p>
      <text:p text:style-name="P2">0126 1.57</text:p>
      <text:p text:style-name="P2">0742 4.69</text:p>
      <text:p text:style-name="P2">1410 1.67</text:p>
      <text:p text:style-name="P2">2023 4.62</text:p>
      <text:p text:style-name="P2"/>
      <text:p text:style-name="P2">22 - M</text:p>
      <text:p text:style-name="P2">0258 1.69</text:p>
      <text:p text:style-name="P2">0906 4.62</text:p>
      <text:p text:style-name="P2">1545 1.63</text:p>
      <text:p text:style-name="P2">2148 4.69</text:p>
      <text:p text:style-name="P2"/>
      <text:p text:style-name="P2">23 - TU</text:p>
      <text:p text:style-name="P2">0427 1.51</text:p>
      <text:p text:style-name="P2">1028 4.83</text:p>
      <text:p text:style-name="P2">1703 1.34</text:p>
      <text:p text:style-name="P2">2303 5.00</text:p>
      <text:p text:style-name="P2"/>
      <text:p text:style-name="P2">24 - W</text:p>
      <text:p text:style-name="P2">0535 1.16</text:p>
      <text:p text:style-name="P2">1134 5.19</text:p>
      <text:p text:style-name="P2">1803 0.97</text:p>
      <text:p text:style-name="P2"/>
      <text:p text:style-name="P2"/>
      <text:p text:style-name="P2">25 - TH</text:p>
      <text:p text:style-name="P2">0003 5.38</text:p>
      <text:p text:style-name="P2">0627 0.79</text:p>
      <text:p text:style-name="P2">1229 5.57</text:p>
      <text:p text:style-name="P2">1850 0.63</text:p>
      <text:p text:style-name="P2"/>
      <text:p text:style-name="P2">26 - F</text:p>
      <text:p text:style-name="P2">0053 5.73</text:p>
      <text:p text:style-name="P2">0711 0.50</text:p>
      <text:p text:style-name="P2">1316 5.87</text:p>
      <text:p text:style-name="P2">1931 0.39</text:p>
      <text:p text:style-name="P2"/>
      <text:p text:style-name="P2">27 - SA</text:p>
      <text:p text:style-name="P2">0138 5.97</text:p>
      <text:p text:style-name="P2">0750 0.32</text:p>
      <text:p text:style-name="P2">1359 6.03</text:p>
      <text:p text:style-name="P2">2008 0.27</text:p>
      <text:p text:style-name="P2"/>
      <text:p text:style-name="P2">28 - SU</text:p>
      <text:p text:style-name="P2">0220 6.06</text:p>
      <text:p text:style-name="P2">0826 0.26</text:p>
      <text:p text:style-name="P2">1440 6.04</text:p>
      <text:p text:style-name="P2">2043 0.28</text:p>
      <text:p text:style-name="P2"/>
      <text:p text:style-name="P2">29 - M</text:p>
      <text:p text:style-name="P2">0259 5.98</text:p>
      <text:p text:style-name="P2">0900 0.33</text:p>
      <text:p text:style-name="P2">1518 5.89</text:p>
      <text:p text:style-name="P2">2116 0.41</text:p>
      <text:p text:style-name="P2"/>
      <text:p text:style-name="P2">30 - TU</text:p>
      <text:p text:style-name="P2">0337 5.77</text:p>
      <text:p text:style-name="P2">0933 0.52</text:p>
      <text:p text:style-name="P2">1556 5.61</text:p>
      <text:p text:style-name="P2">2150 0.65</text:p>
      <text:p text:style-name="P2"/>
      <text:p text:style-name="P2">31 - W</text:p>
      <text:p text:style-name="P2">0414 5.43</text:p>
      <text:p text:style-name="P2">1007 0.80</text:p>
      <text:p text:style-name="P2">1632 5.23</text:p>
      <text:p text:style-name="P2">2225 0.97</text:p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449 5.02</text:p>
      <text:p text:style-name="P2">1043 1.15</text:p>
      <text:p text:style-name="P2">1707 4.80</text:p>
      <text:p text:style-name="P2">2302 1.35</text:p>
      <text:p text:style-name="P2"/>
      <text:p text:style-name="P2">2 - F</text:p>
      <text:p text:style-name="P2">0524 4.57</text:p>
      <text:p text:style-name="P2">1123 1.55</text:p>
      <text:p text:style-name="P2">1743 4.36</text:p>
      <text:p text:style-name="P2">2345 1.75</text:p>
      <text:p text:style-name="P2"/>
      <text:p text:style-name="P2">3 - SA</text:p>
      <text:p text:style-name="P2">0603 4.15</text:p>
      <text:p text:style-name="P2">1211 1.95</text:p>
      <text:p text:style-name="P2">1827 3.96</text:p>
      <text:p text:style-name="P2"/>
      <text:p text:style-name="P2"/>
      <text:p text:style-name="P2">4 - SU</text:p>
      <text:p text:style-name="P2">0040 2.12</text:p>
      <text:p text:style-name="P2">0701 3.80</text:p>
      <text:p text:style-name="P2">1316 2.27</text:p>
      <text:p text:style-name="P2">1954 3.68</text:p>
      <text:p text:style-name="P2"/>
      <text:p text:style-name="P2">5 - M</text:p>
      <text:p text:style-name="P2">0158 2.37</text:p>
      <text:p text:style-name="P2">0903 3.64</text:p>
      <text:p text:style-name="P2">1446 2.39</text:p>
      <text:p text:style-name="P2">2159 3.70</text:p>
      <text:p text:style-name="P2"/>
      <text:p text:style-name="P2">6 - TU</text:p>
      <text:p text:style-name="P2">0332 2.34</text:p>
      <text:p text:style-name="P2">1039 3.81</text:p>
      <text:p text:style-name="P2">1613 2.23</text:p>
      <text:p text:style-name="P2">2309 3.95</text:p>
      <text:p text:style-name="P2"/>
      <text:p text:style-name="P2">7 - W</text:p>
      <text:p text:style-name="P2">0446 2.07</text:p>
      <text:p text:style-name="P2">1131 4.10</text:p>
      <text:p text:style-name="P2">1713 1.89</text:p>
      <text:p text:style-name="P2">2350 4.27</text:p>
      <text:p text:style-name="P2"/>
      <text:p text:style-name="P2">8 - TH</text:p>
      <text:p text:style-name="P2">0537 1.70</text:p>
      <text:p text:style-name="P2">1205 4.44</text:p>
      <text:p text:style-name="P2">1758 1.50</text:p>
      <text:p text:style-name="P2"/>
      <text:p text:style-name="P2"/>
      <text:p text:style-name="P2">9 - F</text:p>
      <text:p text:style-name="P2">0019 4.62</text:p>
      <text:p text:style-name="P2">0618 1.30</text:p>
      <text:p text:style-name="P2">1232 4.80</text:p>
      <text:p text:style-name="P2">1837 1.11</text:p>
      <text:p text:style-name="P2"/>
      <text:p text:style-name="P2">10 - SA</text:p>
      <text:p text:style-name="P2">0045 4.99</text:p>
      <text:p text:style-name="P2">0655 0.93</text:p>
      <text:p text:style-name="P2">1259 5.17</text:p>
      <text:p text:style-name="P2">1913 0.76</text:p>
      <text:p text:style-name="P2"/>
      <text:p text:style-name="P2">11 - SU</text:p>
      <text:p text:style-name="P2">0113 5.34</text:p>
      <text:p text:style-name="P2">0731 0.62</text:p>
      <text:p text:style-name="P2">1328 5.50</text:p>
      <text:p text:style-name="P2">1948 0.50</text:p>
      <text:p text:style-name="P2"/>
      <text:p text:style-name="P2">12 - M</text:p>
      <text:p text:style-name="P2">0144 5.65</text:p>
      <text:p text:style-name="P2">0806 0.40</text:p>
      <text:p text:style-name="P2">1401 5.76</text:p>
      <text:p text:style-name="P2">2023 0.34</text:p>
      <text:p text:style-name="P2"/>
      <text:p text:style-name="P2">13 - TU</text:p>
      <text:p text:style-name="P2">0219 5.85</text:p>
      <text:p text:style-name="P2">0841 0.30</text:p>
      <text:p text:style-name="P2">1437 5.91</text:p>
      <text:p text:style-name="P2">2058 0.30</text:p>
      <text:p text:style-name="P2"/>
      <text:p text:style-name="P2">14 - W</text:p>
      <text:p text:style-name="P2">0256 5.93</text:p>
      <text:p text:style-name="P2">0916 0.33</text:p>
      <text:p text:style-name="P2">1516 5.92</text:p>
      <text:p text:style-name="P2">2135 0.39</text:p>
      <text:p text:style-name="P2"/>
      <text:p text:style-name="P2">15 - TH</text:p>
      <text:p text:style-name="P2">0336 5.86</text:p>
      <text:p text:style-name="P2">0954 0.48</text:p>
      <text:p text:style-name="P2">1558 5.77</text:p>
      <text:p text:style-name="P2">2214 0.60</text:p>
      <text:p text:style-name="P2"/>
      <text:p text:style-name="P2">16 - F</text:p>
      <text:p text:style-name="P2">0421 5.65</text:p>
      <text:p text:style-name="P2">1035 0.75</text:p>
      <text:p text:style-name="P2">1645 5.49</text:p>
      <text:p text:style-name="P2">2258 0.91</text:p>
      <text:p text:style-name="P2"/>
      <text:p text:style-name="P2">17 - SA</text:p>
      <text:p text:style-name="P2">0512 5.32</text:p>
      <text:p text:style-name="P2">1124 1.09</text:p>
      <text:p text:style-name="P2">1740 5.14</text:p>
      <text:p text:style-name="P2">2353 1.27</text:p>
      <text:p text:style-name="P2"/>
      <text:p text:style-name="P2">18 - SU</text:p>
      <text:p text:style-name="P2">0612 4.96</text:p>
      <text:p text:style-name="P2">1227 1.45</text:p>
      <text:p text:style-name="P2">1848 4.80</text:p>
      <text:p text:style-name="P2"/>
      <text:p text:style-name="P2"/>
      <text:p text:style-name="P2">19 - M</text:p>
      <text:p text:style-name="P2">0107 1.59</text:p>
      <text:p text:style-name="P2">0727 4.68</text:p>
      <text:p text:style-name="P2">1353 1.67</text:p>
      <text:p text:style-name="P2">2010 4.62</text:p>
      <text:p text:style-name="P2"/>
      <text:p text:style-name="P2">20 - TU</text:p>
      <text:p text:style-name="P2">0242 1.68</text:p>
      <text:p text:style-name="P2">0853 4.64</text:p>
      <text:p text:style-name="P2">1529 1.62</text:p>
      <text:p text:style-name="P2">2134 4.73</text:p>
      <text:p text:style-name="P2"/>
      <text:p text:style-name="P2">21 - W</text:p>
      <text:p text:style-name="P2">0410 1.49</text:p>
      <text:p text:style-name="P2">1012 4.86</text:p>
      <text:p text:style-name="P2">1645 1.33</text:p>
      <text:p text:style-name="P2">2246 5.03</text:p>
      <text:p text:style-name="P2"/>
      <text:p text:style-name="P2">22 - TH</text:p>
      <text:p text:style-name="P2">0515 1.15</text:p>
      <text:p text:style-name="P2">1116 5.21</text:p>
      <text:p text:style-name="P2">1742 0.98</text:p>
      <text:p text:style-name="P2">2344 5.39</text:p>
      <text:p text:style-name="P2"/>
      <text:p text:style-name="P2">23 - F</text:p>
      <text:p text:style-name="P2">0605 0.82</text:p>
      <text:p text:style-name="P2">1209 5.56</text:p>
      <text:p text:style-name="P2">1827 0.68</text:p>
      <text:p text:style-name="P2"/>
      <text:p text:style-name="P2"/>
      <text:p text:style-name="P2">24 - SA</text:p>
      <text:p text:style-name="P2">0033 5.69</text:p>
      <text:p text:style-name="P2">0648 0.56</text:p>
      <text:p text:style-name="P2">1255 5.80</text:p>
      <text:p text:style-name="P2">1907 0.47</text:p>
      <text:p text:style-name="P2"/>
      <text:p text:style-name="P2">25 - SU</text:p>
      <text:p text:style-name="P2">0116 5.88</text:p>
      <text:p text:style-name="P2">0725 0.42</text:p>
      <text:p text:style-name="P2">1337 5.92</text:p>
      <text:p text:style-name="P2">1942 0.39</text:p>
      <text:p text:style-name="P2"/>
      <text:p text:style-name="P2">26 - M</text:p>
      <text:p text:style-name="P2">0157 5.92</text:p>
      <text:p text:style-name="P2">0759 0.39</text:p>
      <text:p text:style-name="P2">1416 5.88</text:p>
      <text:p text:style-name="P2">2016 0.42</text:p>
      <text:p text:style-name="P2"/>
      <text:p text:style-name="P2">27 - TU</text:p>
      <text:p text:style-name="P2">0235 5.81</text:p>
      <text:p text:style-name="P2">0832 0.47</text:p>
      <text:p text:style-name="P2">1453 5.70</text:p>
      <text:p text:style-name="P2">2048 0.55</text:p>
      <text:p text:style-name="P2"/>
      <text:p text:style-name="P2">28 - W</text:p>
      <text:p text:style-name="P2">0311 5.57</text:p>
      <text:p text:style-name="P2">0905 0.66</text:p>
      <text:p text:style-name="P2">1528 5.42</text:p>
      <text:p text:style-name="P2">2121 0.78</text:p>
      <text:p text:style-name="P2"/>
      <text:p text:style-name="P2">29 - TH</text:p>
      <text:p text:style-name="P2">0345 5.25</text:p>
      <text:p text:style-name="P2">0939 0.92</text:p>
      <text:p text:style-name="P2">1601 5.06</text:p>
      <text:p text:style-name="P2">2156 1.07</text:p>
      <text:p text:style-name="P2"/>
      <text:p text:style-name="P2">30 - F</text:p>
      <text:p text:style-name="P2">0417 4.87</text:p>
      <text:p text:style-name="P2">1014 1.24</text:p>
      <text:p text:style-name="P2">1632 4.68</text:p>
      <text:p text:style-name="P2">2233 1.4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446 4.50</text:p>
      <text:p text:style-name="P2">1054 1.59</text:p>
      <text:p text:style-name="P2">1702 4.32</text:p>
      <text:p text:style-name="P2">2317 1.77</text:p>
      <text:p text:style-name="P2"/>
      <text:p text:style-name="P2">2 - SU</text:p>
      <text:p text:style-name="P2">0519 4.15</text:p>
      <text:p text:style-name="P2">1142 1.94</text:p>
      <text:p text:style-name="P2">1739 4.00</text:p>
      <text:p text:style-name="P2"/>
      <text:p text:style-name="P2"/>
      <text:p text:style-name="P2">3 - M</text:p>
      <text:p text:style-name="P2">0011 2.09</text:p>
      <text:p text:style-name="P2">0605 3.86</text:p>
      <text:p text:style-name="P2">1245 2.21</text:p>
      <text:p text:style-name="P2">1842 3.76</text:p>
      <text:p text:style-name="P2"/>
      <text:p text:style-name="P2">4 - TU</text:p>
      <text:p text:style-name="P2">0125 2.29</text:p>
      <text:p text:style-name="P2">0735 3.69</text:p>
      <text:p text:style-name="P2">1408 2.31</text:p>
      <text:p text:style-name="P2">2039 3.71</text:p>
      <text:p text:style-name="P2"/>
      <text:p text:style-name="P2">5 - W</text:p>
      <text:p text:style-name="P2">0251 2.26</text:p>
      <text:p text:style-name="P2">0930 3.79</text:p>
      <text:p text:style-name="P2">1530 2.16</text:p>
      <text:p text:style-name="P2">2206 3.92</text:p>
      <text:p text:style-name="P2"/>
      <text:p text:style-name="P2">6 - TH</text:p>
      <text:p text:style-name="P2">0404 2.01</text:p>
      <text:p text:style-name="P2">1032 4.08</text:p>
      <text:p text:style-name="P2">1633 1.84</text:p>
      <text:p text:style-name="P2">2254 4.26</text:p>
      <text:p text:style-name="P2"/>
      <text:p text:style-name="P2">7 - F</text:p>
      <text:p text:style-name="P2">0458 1.65</text:p>
      <text:p text:style-name="P2">1113 4.45</text:p>
      <text:p text:style-name="P2">1722 1.45</text:p>
      <text:p text:style-name="P2">2330 4.65</text:p>
      <text:p text:style-name="P2"/>
      <text:p text:style-name="P2">8 - SA</text:p>
      <text:p text:style-name="P2">0543 1.25</text:p>
      <text:p text:style-name="P2">1147 4.85</text:p>
      <text:p text:style-name="P2">1804 1.07</text:p>
      <text:p text:style-name="P2"/>
      <text:p text:style-name="P2"/>
      <text:p text:style-name="P2">9 - SU</text:p>
      <text:p text:style-name="P2">0004 5.05</text:p>
      <text:p text:style-name="P2">0624 0.89</text:p>
      <text:p text:style-name="P2">1222 5.24</text:p>
      <text:p text:style-name="P2">1843 0.73</text:p>
      <text:p text:style-name="P2"/>
      <text:p text:style-name="P2">10 - M</text:p>
      <text:p text:style-name="P2">0039 5.42</text:p>
      <text:p text:style-name="P2">0702 0.59</text:p>
      <text:p text:style-name="P2">1257 5.58</text:p>
      <text:p text:style-name="P2">1921 0.48</text:p>
      <text:p text:style-name="P2"/>
      <text:p text:style-name="P2">11 - TU</text:p>
      <text:p text:style-name="P2">0116 5.71</text:p>
      <text:p text:style-name="P2">0739 0.39</text:p>
      <text:p text:style-name="P2">1335 5.82</text:p>
      <text:p text:style-name="P2">1958 0.34</text:p>
      <text:p text:style-name="P2"/>
      <text:p text:style-name="P2">12 - W</text:p>
      <text:p text:style-name="P2">0155 5.90</text:p>
      <text:p text:style-name="P2">0817 0.31</text:p>
      <text:p text:style-name="P2">1415 5.94</text:p>
      <text:p text:style-name="P2">2035 0.31</text:p>
      <text:p text:style-name="P2"/>
      <text:p text:style-name="P2">13 - TH</text:p>
      <text:p text:style-name="P2">0236 5.95</text:p>
      <text:p text:style-name="P2">0855 0.35</text:p>
      <text:p text:style-name="P2">1457 5.92</text:p>
      <text:p text:style-name="P2">2115 0.41</text:p>
      <text:p text:style-name="P2"/>
      <text:p text:style-name="P2">14 - F</text:p>
      <text:p text:style-name="P2">0319 5.86</text:p>
      <text:p text:style-name="P2">0935 0.50</text:p>
      <text:p text:style-name="P2">1542 5.76</text:p>
      <text:p text:style-name="P2">2157 0.62</text:p>
      <text:p text:style-name="P2"/>
      <text:p text:style-name="P2">15 - SA</text:p>
      <text:p text:style-name="P2">0407 5.64</text:p>
      <text:p text:style-name="P2">1020 0.75</text:p>
      <text:p text:style-name="P2">1632 5.49</text:p>
      <text:p text:style-name="P2">2244 0.91</text:p>
      <text:p text:style-name="P2"/>
      <text:p text:style-name="P2">16 - SU</text:p>
      <text:p text:style-name="P2">0500 5.33</text:p>
      <text:p text:style-name="P2">1111 1.07</text:p>
      <text:p text:style-name="P2">1730 5.17</text:p>
      <text:p text:style-name="P2">2341 1.23</text:p>
      <text:p text:style-name="P2"/>
      <text:p text:style-name="P2">17 - M</text:p>
      <text:p text:style-name="P2">0602 5.01</text:p>
      <text:p text:style-name="P2">1215 1.38</text:p>
      <text:p text:style-name="P2">1837 4.88</text:p>
      <text:p text:style-name="P2"/>
      <text:p text:style-name="P2"/>
      <text:p text:style-name="P2">18 - TU</text:p>
      <text:p text:style-name="P2">0053 1.49</text:p>
      <text:p text:style-name="P2">0715 4.79</text:p>
      <text:p text:style-name="P2">1335 1.56</text:p>
      <text:p text:style-name="P2">1954 4.74</text:p>
      <text:p text:style-name="P2"/>
      <text:p text:style-name="P2">19 - W</text:p>
      <text:p text:style-name="P2">0219 1.58</text:p>
      <text:p text:style-name="P2">0834 4.75</text:p>
      <text:p text:style-name="P2">1501 1.54</text:p>
      <text:p text:style-name="P2">2112 4.81</text:p>
      <text:p text:style-name="P2"/>
      <text:p text:style-name="P2">20 - TH</text:p>
      <text:p text:style-name="P2">0340 1.45</text:p>
      <text:p text:style-name="P2">0948 4.91</text:p>
      <text:p text:style-name="P2">1614 1.34</text:p>
      <text:p text:style-name="P2">2220 5.03</text:p>
      <text:p text:style-name="P2"/>
      <text:p text:style-name="P2">21 - F</text:p>
      <text:p text:style-name="P2">0444 1.21</text:p>
      <text:p text:style-name="P2">1050 5.16</text:p>
      <text:p text:style-name="P2">1711 1.09</text:p>
      <text:p text:style-name="P2">2318 5.29</text:p>
      <text:p text:style-name="P2"/>
      <text:p text:style-name="P2">22 - SA</text:p>
      <text:p text:style-name="P2">0536 0.97</text:p>
      <text:p text:style-name="P2">1144 5.40</text:p>
      <text:p text:style-name="P2">1758 0.87</text:p>
      <text:p text:style-name="P2"/>
      <text:p text:style-name="P2"/>
      <text:p text:style-name="P2">23 - SU</text:p>
      <text:p text:style-name="P2">0008 5.50</text:p>
      <text:p text:style-name="P2">0619 0.78</text:p>
      <text:p text:style-name="P2">1231 5.57</text:p>
      <text:p text:style-name="P2">1838 0.72</text:p>
      <text:p text:style-name="P2"/>
      <text:p text:style-name="P2">24 - M</text:p>
      <text:p text:style-name="P2">0053 5.61</text:p>
      <text:p text:style-name="P2">0657 0.68</text:p>
      <text:p text:style-name="P2">1314 5.62</text:p>
      <text:p text:style-name="P2">1915 0.67</text:p>
      <text:p text:style-name="P2"/>
      <text:p text:style-name="P2">25 - TU</text:p>
      <text:p text:style-name="P2">0134 5.61</text:p>
      <text:p text:style-name="P2">0733 0.67</text:p>
      <text:p text:style-name="P2">1354 5.57</text:p>
      <text:p text:style-name="P2">1950 0.69</text:p>
      <text:p text:style-name="P2"/>
      <text:p text:style-name="P2">26 - W</text:p>
      <text:p text:style-name="P2">0213 5.50</text:p>
      <text:p text:style-name="P2">0807 0.74</text:p>
      <text:p text:style-name="P2">1431 5.41</text:p>
      <text:p text:style-name="P2">2024 0.80</text:p>
      <text:p text:style-name="P2"/>
      <text:p text:style-name="P2">27 - TH</text:p>
      <text:p text:style-name="P2">0248 5.30</text:p>
      <text:p text:style-name="P2">0841 0.87</text:p>
      <text:p text:style-name="P2">1505 5.17</text:p>
      <text:p text:style-name="P2">2058 0.97</text:p>
      <text:p text:style-name="P2"/>
      <text:p text:style-name="P2">28 - F</text:p>
      <text:p text:style-name="P2">0321 5.04</text:p>
      <text:p text:style-name="P2">0916 1.07</text:p>
      <text:p text:style-name="P2">1537 4.91</text:p>
      <text:p text:style-name="P2">2135 1.18</text:p>
      <text:p text:style-name="P2"/>
      <text:p text:style-name="P2">29 - SA</text:p>
      <text:p text:style-name="P2">0351 4.77</text:p>
      <text:p text:style-name="P2">0954 1.30</text:p>
      <text:p text:style-name="P2">1606 4.64</text:p>
      <text:p text:style-name="P2">2214 1.43</text:p>
      <text:p text:style-name="P2"/>
      <text:p text:style-name="P2">30 - SU</text:p>
      <text:p text:style-name="P2">0420 4.51</text:p>
      <text:p text:style-name="P2">1035 1.55</text:p>
      <text:p text:style-name="P2">1636 4.40</text:p>
      <text:p text:style-name="P2">2257 1.68</text:p>
      <text:p text:style-name="P2"/>
      <text:p text:style-name="P2">31 - M</text:p>
      <text:p text:style-name="P2">0454 4.29</text:p>
      <text:p text:style-name="P2">1122 1.79</text:p>
      <text:p text:style-name="P2">1714 4.19</text:p>
      <text:p text:style-name="P2">2349 1.90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538 4.11</text:p>
      <text:p text:style-name="P2">1219 1.98</text:p>
      <text:p text:style-name="P2">1807 4.04</text:p>
      <text:p text:style-name="P2"/>
      <text:p text:style-name="P2"/>
      <text:p text:style-name="P2">2 - W</text:p>
      <text:p text:style-name="P2">0052 2.04</text:p>
      <text:p text:style-name="P2">0641 3.99</text:p>
      <text:p text:style-name="P2">1328 2.06</text:p>
      <text:p text:style-name="P2">1919 3.98</text:p>
      <text:p text:style-name="P2"/>
      <text:p text:style-name="P2">3 - TH</text:p>
      <text:p text:style-name="P2">0204 2.04</text:p>
      <text:p text:style-name="P2">0759 4.02</text:p>
      <text:p text:style-name="P2">1440 1.98</text:p>
      <text:p text:style-name="P2">2038 4.09</text:p>
      <text:p text:style-name="P2"/>
      <text:p text:style-name="P2">4 - F</text:p>
      <text:p text:style-name="P2">0313 1.88</text:p>
      <text:p text:style-name="P2">0913 4.21</text:p>
      <text:p text:style-name="P2">1545 1.75</text:p>
      <text:p text:style-name="P2">2144 4.35</text:p>
      <text:p text:style-name="P2"/>
      <text:p text:style-name="P2">5 - SA</text:p>
      <text:p text:style-name="P2">0413 1.60</text:p>
      <text:p text:style-name="P2">1011 4.51</text:p>
      <text:p text:style-name="P2">1640 1.44</text:p>
      <text:p text:style-name="P2">2237 4.68</text:p>
      <text:p text:style-name="P2"/>
      <text:p text:style-name="P2">6 - SU</text:p>
      <text:p text:style-name="P2">0505 1.28</text:p>
      <text:p text:style-name="P2">1101 4.86</text:p>
      <text:p text:style-name="P2">1729 1.12</text:p>
      <text:p text:style-name="P2">2324 5.04</text:p>
      <text:p text:style-name="P2"/>
      <text:p text:style-name="P2">7 - M</text:p>
      <text:p text:style-name="P2">0551 0.97</text:p>
      <text:p text:style-name="P2">1146 5.21</text:p>
      <text:p text:style-name="P2">1813 0.83</text:p>
      <text:p text:style-name="P2"/>
      <text:p text:style-name="P2"/>
      <text:p text:style-name="P2">8 - TU</text:p>
      <text:p text:style-name="P2">0008 5.37</text:p>
      <text:p text:style-name="P2">0635 0.70</text:p>
      <text:p text:style-name="P2">1230 5.52</text:p>
      <text:p text:style-name="P2">1856 0.60</text:p>
      <text:p text:style-name="P2"/>
      <text:p text:style-name="P2">9 - W</text:p>
      <text:p text:style-name="P2">0052 5.64</text:p>
      <text:p text:style-name="P2">0717 0.51</text:p>
      <text:p text:style-name="P2">1314 5.74</text:p>
      <text:p text:style-name="P2">1938 0.45</text:p>
      <text:p text:style-name="P2"/>
      <text:p text:style-name="P2">10 - TH</text:p>
      <text:p text:style-name="P2">0136 5.81</text:p>
      <text:p text:style-name="P2">0758 0.42</text:p>
      <text:p text:style-name="P2">1359 5.86</text:p>
      <text:p text:style-name="P2">2019 0.41</text:p>
      <text:p text:style-name="P2"/>
      <text:p text:style-name="P2">11 - F</text:p>
      <text:p text:style-name="P2">0221 5.87</text:p>
      <text:p text:style-name="P2">0841 0.42</text:p>
      <text:p text:style-name="P2">1445 5.86</text:p>
      <text:p text:style-name="P2">2102 0.47</text:p>
      <text:p text:style-name="P2"/>
      <text:p text:style-name="P2">12 - SA</text:p>
      <text:p text:style-name="P2">0308 5.82</text:p>
      <text:p text:style-name="P2">0924 0.53</text:p>
      <text:p text:style-name="P2">1533 5.75</text:p>
      <text:p text:style-name="P2">2147 0.61</text:p>
      <text:p text:style-name="P2"/>
      <text:p text:style-name="P2">13 - SU</text:p>
      <text:p text:style-name="P2">0358 5.66</text:p>
      <text:p text:style-name="P2">1011 0.71</text:p>
      <text:p text:style-name="P2">1624 5.55</text:p>
      <text:p text:style-name="P2">2236 0.83</text:p>
      <text:p text:style-name="P2"/>
      <text:p text:style-name="P2">14 - M</text:p>
      <text:p text:style-name="P2">0452 5.43</text:p>
      <text:p text:style-name="P2">1103 0.95</text:p>
      <text:p text:style-name="P2">1721 5.30</text:p>
      <text:p text:style-name="P2">2331 1.07</text:p>
      <text:p text:style-name="P2"/>
      <text:p text:style-name="P2">15 - TU</text:p>
      <text:p text:style-name="P2">0551 5.18</text:p>
      <text:p text:style-name="P2">1201 1.19</text:p>
      <text:p text:style-name="P2">1823 5.07</text:p>
      <text:p text:style-name="P2"/>
      <text:p text:style-name="P2"/>
      <text:p text:style-name="P2">16 - W</text:p>
      <text:p text:style-name="P2">0034 1.30</text:p>
      <text:p text:style-name="P2">0656 4.97</text:p>
      <text:p text:style-name="P2">1308 1.38</text:p>
      <text:p text:style-name="P2">1931 4.90</text:p>
      <text:p text:style-name="P2"/>
      <text:p text:style-name="P2">17 - TH</text:p>
      <text:p text:style-name="P2">0144 1.44</text:p>
      <text:p text:style-name="P2">0806 4.86</text:p>
      <text:p text:style-name="P2">1421 1.46</text:p>
      <text:p text:style-name="P2">2041 4.85</text:p>
      <text:p text:style-name="P2"/>
      <text:p text:style-name="P2">18 - F</text:p>
      <text:p text:style-name="P2">0257 1.46</text:p>
      <text:p text:style-name="P2">0915 4.87</text:p>
      <text:p text:style-name="P2">1531 1.43</text:p>
      <text:p text:style-name="P2">2148 4.91</text:p>
      <text:p text:style-name="P2"/>
      <text:p text:style-name="P2">19 - SA</text:p>
      <text:p text:style-name="P2">0403 1.38</text:p>
      <text:p text:style-name="P2">1019 4.97</text:p>
      <text:p text:style-name="P2">1632 1.32</text:p>
      <text:p text:style-name="P2">2249 5.03</text:p>
      <text:p text:style-name="P2"/>
      <text:p text:style-name="P2">20 - SU</text:p>
      <text:p text:style-name="P2">0500 1.26</text:p>
      <text:p text:style-name="P2">1117 5.09</text:p>
      <text:p text:style-name="P2">1725 1.20</text:p>
      <text:p text:style-name="P2">2343 5.14</text:p>
      <text:p text:style-name="P2"/>
      <text:p text:style-name="P2">21 - M</text:p>
      <text:p text:style-name="P2">0548 1.15</text:p>
      <text:p text:style-name="P2">1208 5.18</text:p>
      <text:p text:style-name="P2">1810 1.10</text:p>
      <text:p text:style-name="P2"/>
      <text:p text:style-name="P2"/>
      <text:p text:style-name="P2">22 - TU</text:p>
      <text:p text:style-name="P2">0031 5.21</text:p>
      <text:p text:style-name="P2">0631 1.06</text:p>
      <text:p text:style-name="P2">1254 5.22</text:p>
      <text:p text:style-name="P2">1850 1.04</text:p>
      <text:p text:style-name="P2"/>
      <text:p text:style-name="P2">23 - W</text:p>
      <text:p text:style-name="P2">0115 5.21</text:p>
      <text:p text:style-name="P2">0710 1.03</text:p>
      <text:p text:style-name="P2">1336 5.19</text:p>
      <text:p text:style-name="P2">1928 1.02</text:p>
      <text:p text:style-name="P2"/>
      <text:p text:style-name="P2">24 - TH</text:p>
      <text:p text:style-name="P2">0155 5.15</text:p>
      <text:p text:style-name="P2">0747 1.03</text:p>
      <text:p text:style-name="P2">1414 5.11</text:p>
      <text:p text:style-name="P2">2005 1.05</text:p>
      <text:p text:style-name="P2"/>
      <text:p text:style-name="P2">25 - F</text:p>
      <text:p text:style-name="P2">0231 5.05</text:p>
      <text:p text:style-name="P2">0823 1.07</text:p>
      <text:p text:style-name="P2">1448 4.98</text:p>
      <text:p text:style-name="P2">2041 1.11</text:p>
      <text:p text:style-name="P2"/>
      <text:p text:style-name="P2">26 - SA</text:p>
      <text:p text:style-name="P2">0303 4.91</text:p>
      <text:p text:style-name="P2">0900 1.15</text:p>
      <text:p text:style-name="P2">1518 4.85</text:p>
      <text:p text:style-name="P2">2119 1.20</text:p>
      <text:p text:style-name="P2"/>
      <text:p text:style-name="P2">27 - SU</text:p>
      <text:p text:style-name="P2">0332 4.78</text:p>
      <text:p text:style-name="P2">0938 1.25</text:p>
      <text:p text:style-name="P2">1547 4.72</text:p>
      <text:p text:style-name="P2">2158 1.31</text:p>
      <text:p text:style-name="P2"/>
      <text:p text:style-name="P2">28 - M</text:p>
      <text:p text:style-name="P2">0401 4.67</text:p>
      <text:p text:style-name="P2">1019 1.37</text:p>
      <text:p text:style-name="P2">1617 4.62</text:p>
      <text:p text:style-name="P2">2240 1.44</text:p>
      <text:p text:style-name="P2"/>
      <text:p text:style-name="P2">29 - TU</text:p>
      <text:p text:style-name="P2">0434 4.57</text:p>
      <text:p text:style-name="P2">1102 1.50</text:p>
      <text:p text:style-name="P2">1654 4.53</text:p>
      <text:p text:style-name="P2">2326 1.56</text:p>
      <text:p text:style-name="P2"/>
      <text:p text:style-name="P2">30 - W</text:p>
      <text:p text:style-name="P2">0515 4.49</text:p>
      <text:p text:style-name="P2">1151 1.62</text:p>
      <text:p text:style-name="P2">1739 4.4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017 1.67</text:p>
      <text:p text:style-name="P2">0605 4.43</text:p>
      <text:p text:style-name="P2">1246 1.71</text:p>
      <text:p text:style-name="P2">1833 4.41</text:p>
      <text:p text:style-name="P2"/>
      <text:p text:style-name="P2">2 - F</text:p>
      <text:p text:style-name="P2">0116 1.73</text:p>
      <text:p text:style-name="P2">0704 4.40</text:p>
      <text:p text:style-name="P2">1348 1.73</text:p>
      <text:p text:style-name="P2">1936 4.41</text:p>
      <text:p text:style-name="P2"/>
      <text:p text:style-name="P2">3 - SA</text:p>
      <text:p text:style-name="P2">0220 1.71</text:p>
      <text:p text:style-name="P2">0810 4.44</text:p>
      <text:p text:style-name="P2">1453 1.66</text:p>
      <text:p text:style-name="P2">2043 4.50</text:p>
      <text:p text:style-name="P2"/>
      <text:p text:style-name="P2">4 - SU</text:p>
      <text:p text:style-name="P2">0325 1.59</text:p>
      <text:p text:style-name="P2">0916 4.59</text:p>
      <text:p text:style-name="P2">1556 1.49</text:p>
      <text:p text:style-name="P2">2148 4.69</text:p>
      <text:p text:style-name="P2"/>
      <text:p text:style-name="P2">5 - M</text:p>
      <text:p text:style-name="P2">0426 1.38</text:p>
      <text:p text:style-name="P2">1019 4.81</text:p>
      <text:p text:style-name="P2">1654 1.26</text:p>
      <text:p text:style-name="P2">2248 4.95</text:p>
      <text:p text:style-name="P2"/>
      <text:p text:style-name="P2">6 - TU</text:p>
      <text:p text:style-name="P2">0522 1.14</text:p>
      <text:p text:style-name="P2">1116 5.09</text:p>
      <text:p text:style-name="P2">1748 1.01</text:p>
      <text:p text:style-name="P2">2343 5.23</text:p>
      <text:p text:style-name="P2"/>
      <text:p text:style-name="P2">7 - W</text:p>
      <text:p text:style-name="P2">0613 0.89</text:p>
      <text:p text:style-name="P2">1209 5.37</text:p>
      <text:p text:style-name="P2">1837 0.78</text:p>
      <text:p text:style-name="P2"/>
      <text:p text:style-name="P2"/>
      <text:p text:style-name="P2">8 - TH</text:p>
      <text:p text:style-name="P2">0035 5.49</text:p>
      <text:p text:style-name="P2">0701 0.67</text:p>
      <text:p text:style-name="P2">1300 5.61</text:p>
      <text:p text:style-name="P2">1924 0.59</text:p>
      <text:p text:style-name="P2"/>
      <text:p text:style-name="P2">9 - F</text:p>
      <text:p text:style-name="P2">0124 5.70</text:p>
      <text:p text:style-name="P2">0747 0.52</text:p>
      <text:p text:style-name="P2">1349 5.78</text:p>
      <text:p text:style-name="P2">2010 0.48</text:p>
      <text:p text:style-name="P2"/>
      <text:p text:style-name="P2">10 - SA</text:p>
      <text:p text:style-name="P2">0213 5.83</text:p>
      <text:p text:style-name="P2">0832 0.45</text:p>
      <text:p text:style-name="P2">1437 5.86</text:p>
      <text:p text:style-name="P2">2055 0.45</text:p>
      <text:p text:style-name="P2"/>
      <text:p text:style-name="P2">11 - SU</text:p>
      <text:p text:style-name="P2">0301 5.86</text:p>
      <text:p text:style-name="P2">0917 0.46</text:p>
      <text:p text:style-name="P2">1525 5.84</text:p>
      <text:p text:style-name="P2">2139 0.50</text:p>
      <text:p text:style-name="P2"/>
      <text:p text:style-name="P2">12 - M</text:p>
      <text:p text:style-name="P2">0350 5.79</text:p>
      <text:p text:style-name="P2">1002 0.56</text:p>
      <text:p text:style-name="P2">1615 5.72</text:p>
      <text:p text:style-name="P2">2225 0.64</text:p>
      <text:p text:style-name="P2"/>
      <text:p text:style-name="P2">13 - TU</text:p>
      <text:p text:style-name="P2">0440 5.63</text:p>
      <text:p text:style-name="P2">1049 0.74</text:p>
      <text:p text:style-name="P2">1706 5.52</text:p>
      <text:p text:style-name="P2">2313 0.84</text:p>
      <text:p text:style-name="P2"/>
      <text:p text:style-name="P2">14 - W</text:p>
      <text:p text:style-name="P2">0533 5.40</text:p>
      <text:p text:style-name="P2">1139 0.96</text:p>
      <text:p text:style-name="P2">1801 5.27</text:p>
      <text:p text:style-name="P2"/>
      <text:p text:style-name="P2"/>
      <text:p text:style-name="P2">15 - TH</text:p>
      <text:p text:style-name="P2">0005 1.08</text:p>
      <text:p text:style-name="P2">0630 5.14</text:p>
      <text:p text:style-name="P2">1233 1.21</text:p>
      <text:p text:style-name="P2">1900 5.02</text:p>
      <text:p text:style-name="P2"/>
      <text:p text:style-name="P2">16 - F</text:p>
      <text:p text:style-name="P2">0102 1.33</text:p>
      <text:p text:style-name="P2">0731 4.90</text:p>
      <text:p text:style-name="P2">1333 1.43</text:p>
      <text:p text:style-name="P2">2004 4.80</text:p>
      <text:p text:style-name="P2"/>
      <text:p text:style-name="P2">17 - SA</text:p>
      <text:p text:style-name="P2">0205 1.52</text:p>
      <text:p text:style-name="P2">0837 4.73</text:p>
      <text:p text:style-name="P2">1439 1.59</text:p>
      <text:p text:style-name="P2">2111 4.68</text:p>
      <text:p text:style-name="P2"/>
      <text:p text:style-name="P2">18 - SU</text:p>
      <text:p text:style-name="P2">0313 1.63</text:p>
      <text:p text:style-name="P2">0945 4.65</text:p>
      <text:p text:style-name="P2">1547 1.64</text:p>
      <text:p text:style-name="P2">2218 4.65</text:p>
      <text:p text:style-name="P2"/>
      <text:p text:style-name="P2">19 - M</text:p>
      <text:p text:style-name="P2">0420 1.64</text:p>
      <text:p text:style-name="P2">1050 4.67</text:p>
      <text:p text:style-name="P2">1650 1.61</text:p>
      <text:p text:style-name="P2">2320 4.70</text:p>
      <text:p text:style-name="P2"/>
      <text:p text:style-name="P2">20 - TU</text:p>
      <text:p text:style-name="P2">0519 1.57</text:p>
      <text:p text:style-name="P2">1148 4.74</text:p>
      <text:p text:style-name="P2">1745 1.52</text:p>
      <text:p text:style-name="P2"/>
      <text:p text:style-name="P2"/>
      <text:p text:style-name="P2">21 - W</text:p>
      <text:p text:style-name="P2">0014 4.78</text:p>
      <text:p text:style-name="P2">0609 1.46</text:p>
      <text:p text:style-name="P2">1239 4.82</text:p>
      <text:p text:style-name="P2">1831 1.40</text:p>
      <text:p text:style-name="P2"/>
      <text:p text:style-name="P2">22 - TH</text:p>
      <text:p text:style-name="P2">0101 4.85</text:p>
      <text:p text:style-name="P2">0652 1.35</text:p>
      <text:p text:style-name="P2">1322 4.88</text:p>
      <text:p text:style-name="P2">1912 1.29</text:p>
      <text:p text:style-name="P2"/>
      <text:p text:style-name="P2">23 - F</text:p>
      <text:p text:style-name="P2">0142 4.90</text:p>
      <text:p text:style-name="P2">0731 1.24</text:p>
      <text:p text:style-name="P2">1400 4.91</text:p>
      <text:p text:style-name="P2">1950 1.19</text:p>
      <text:p text:style-name="P2"/>
      <text:p text:style-name="P2">24 - SA</text:p>
      <text:p text:style-name="P2">0217 4.92</text:p>
      <text:p text:style-name="P2">0809 1.15</text:p>
      <text:p text:style-name="P2">1432 4.92</text:p>
      <text:p text:style-name="P2">2027 1.12</text:p>
      <text:p text:style-name="P2"/>
      <text:p text:style-name="P2">25 - SU</text:p>
      <text:p text:style-name="P2">0246 4.92</text:p>
      <text:p text:style-name="P2">0845 1.09</text:p>
      <text:p text:style-name="P2">1500 4.93</text:p>
      <text:p text:style-name="P2">2103 1.07</text:p>
      <text:p text:style-name="P2"/>
      <text:p text:style-name="P2">26 - M</text:p>
      <text:p text:style-name="P2">0313 4.94</text:p>
      <text:p text:style-name="P2">0922 1.06</text:p>
      <text:p text:style-name="P2">1526 4.95</text:p>
      <text:p text:style-name="P2">2140 1.06</text:p>
      <text:p text:style-name="P2"/>
      <text:p text:style-name="P2">27 - TU</text:p>
      <text:p text:style-name="P2">0340 4.96</text:p>
      <text:p text:style-name="P2">0959 1.07</text:p>
      <text:p text:style-name="P2">1555 4.96</text:p>
      <text:p text:style-name="P2">2218 1.09</text:p>
      <text:p text:style-name="P2"/>
      <text:p text:style-name="P2">28 - W</text:p>
      <text:p text:style-name="P2">0411 4.97</text:p>
      <text:p text:style-name="P2">1037 1.13</text:p>
      <text:p text:style-name="P2">1629 4.96</text:p>
      <text:p text:style-name="P2">2258 1.17</text:p>
      <text:p text:style-name="P2"/>
      <text:p text:style-name="P2">29 - TH</text:p>
      <text:p text:style-name="P2">0449 4.95</text:p>
      <text:p text:style-name="P2">1119 1.22</text:p>
      <text:p text:style-name="P2">1710 4.92</text:p>
      <text:p text:style-name="P2">2341 1.28</text:p>
      <text:p text:style-name="P2"/>
      <text:p text:style-name="P2">30 - F</text:p>
      <text:p text:style-name="P2">0533 4.88</text:p>
      <text:p text:style-name="P2">1205 1.35</text:p>
      <text:p text:style-name="P2">1757 4.83</text:p>
      <text:p text:style-name="P2"/>
      <text:p text:style-name="P2"/>
      <text:p text:style-name="P2">31 - SA</text:p>
      <text:p text:style-name="P2">0031 1.42</text:p>
      <text:p text:style-name="P2">0624 4.77</text:p>
      <text:p text:style-name="P2">1259 1.49</text:p>
      <text:p text:style-name="P2">1853 4.72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129 1.55</text:p>
      <text:p text:style-name="P2">0724 4.67</text:p>
      <text:p text:style-name="P2">1402 1.59</text:p>
      <text:p text:style-name="P2">1957 4.64</text:p>
      <text:p text:style-name="P2"/>
      <text:p text:style-name="P2">2 - M</text:p>
      <text:p text:style-name="P2">0237 1.60</text:p>
      <text:p text:style-name="P2">0833 4.63</text:p>
      <text:p text:style-name="P2">1514 1.58</text:p>
      <text:p text:style-name="P2">2109 4.65</text:p>
      <text:p text:style-name="P2"/>
      <text:p text:style-name="P2">3 - TU</text:p>
      <text:p text:style-name="P2">0350 1.53</text:p>
      <text:p text:style-name="P2">0945 4.71</text:p>
      <text:p text:style-name="P2">1626 1.45</text:p>
      <text:p text:style-name="P2">2221 4.81</text:p>
      <text:p text:style-name="P2"/>
      <text:p text:style-name="P2">4 - W</text:p>
      <text:p text:style-name="P2">0459 1.33</text:p>
      <text:p text:style-name="P2">1055 4.93</text:p>
      <text:p text:style-name="P2">1730 1.20</text:p>
      <text:p text:style-name="P2">2326 5.07</text:p>
      <text:p text:style-name="P2"/>
      <text:p text:style-name="P2">5 - TH</text:p>
      <text:p text:style-name="P2">0559 1.06</text:p>
      <text:p text:style-name="P2">1156 5.23</text:p>
      <text:p text:style-name="P2">1826 0.91</text:p>
      <text:p text:style-name="P2"/>
      <text:p text:style-name="P2"/>
      <text:p text:style-name="P2">6 - F</text:p>
      <text:p text:style-name="P2">0024 5.38</text:p>
      <text:p text:style-name="P2">0652 0.77</text:p>
      <text:p text:style-name="P2">1251 5.53</text:p>
      <text:p text:style-name="P2">1916 0.64</text:p>
      <text:p text:style-name="P2"/>
      <text:p text:style-name="P2">7 - SA</text:p>
      <text:p text:style-name="P2">0116 5.67</text:p>
      <text:p text:style-name="P2">0739 0.53</text:p>
      <text:p text:style-name="P2">1341 5.79</text:p>
      <text:p text:style-name="P2">2002 0.44</text:p>
      <text:p text:style-name="P2"/>
      <text:p text:style-name="P2">8 - SU</text:p>
      <text:p text:style-name="P2">0205 5.89</text:p>
      <text:p text:style-name="P2">0824 0.37</text:p>
      <text:p text:style-name="P2">1428 5.96</text:p>
      <text:p text:style-name="P2">2045 0.33</text:p>
      <text:p text:style-name="P2"/>
      <text:p text:style-name="P2">9 - M</text:p>
      <text:p text:style-name="P2">0251 6.00</text:p>
      <text:p text:style-name="P2">0906 0.31</text:p>
      <text:p text:style-name="P2">1514 6.00</text:p>
      <text:p text:style-name="P2">2126 0.33</text:p>
      <text:p text:style-name="P2"/>
      <text:p text:style-name="P2">10 - TU</text:p>
      <text:p text:style-name="P2">0337 5.98</text:p>
      <text:p text:style-name="P2">0946 0.37</text:p>
      <text:p text:style-name="P2">1600 5.92</text:p>
      <text:p text:style-name="P2">2207 0.44</text:p>
      <text:p text:style-name="P2"/>
      <text:p text:style-name="P2">11 - W</text:p>
      <text:p text:style-name="P2">0423 5.83</text:p>
      <text:p text:style-name="P2">1027 0.53</text:p>
      <text:p text:style-name="P2">1646 5.71</text:p>
      <text:p text:style-name="P2">2248 0.65</text:p>
      <text:p text:style-name="P2"/>
      <text:p text:style-name="P2">12 - TH</text:p>
      <text:p text:style-name="P2">0509 5.56</text:p>
      <text:p text:style-name="P2">1109 0.78</text:p>
      <text:p text:style-name="P2">1733 5.40</text:p>
      <text:p text:style-name="P2">2331 0.94</text:p>
      <text:p text:style-name="P2"/>
      <text:p text:style-name="P2">13 - F</text:p>
      <text:p text:style-name="P2">0558 5.22</text:p>
      <text:p text:style-name="P2">1154 1.10</text:p>
      <text:p text:style-name="P2">1824 5.03</text:p>
      <text:p text:style-name="P2"/>
      <text:p text:style-name="P2"/>
      <text:p text:style-name="P2">14 - SA</text:p>
      <text:p text:style-name="P2">0019 1.28</text:p>
      <text:p text:style-name="P2">0652 4.84</text:p>
      <text:p text:style-name="P2">1245 1.45</text:p>
      <text:p text:style-name="P2">1922 4.66</text:p>
      <text:p text:style-name="P2"/>
      <text:p text:style-name="P2">15 - SU</text:p>
      <text:p text:style-name="P2">0113 1.61</text:p>
      <text:p text:style-name="P2">0755 4.50</text:p>
      <text:p text:style-name="P2">1345 1.76</text:p>
      <text:p text:style-name="P2">2031 4.37</text:p>
      <text:p text:style-name="P2"/>
      <text:p text:style-name="P2">16 - M</text:p>
      <text:p text:style-name="P2">0220 1.88</text:p>
      <text:p text:style-name="P2">0909 4.28</text:p>
      <text:p text:style-name="P2">1458 1.97</text:p>
      <text:p text:style-name="P2">2148 4.24</text:p>
      <text:p text:style-name="P2"/>
      <text:p text:style-name="P2">17 - TU</text:p>
      <text:p text:style-name="P2">0338 2.00</text:p>
      <text:p text:style-name="P2">1027 4.24</text:p>
      <text:p text:style-name="P2">1617 1.99</text:p>
      <text:p text:style-name="P2">2302 4.28</text:p>
      <text:p text:style-name="P2"/>
      <text:p text:style-name="P2">18 - W</text:p>
      <text:p text:style-name="P2">0453 1.94</text:p>
      <text:p text:style-name="P2">1134 4.35</text:p>
      <text:p text:style-name="P2">1725 1.86</text:p>
      <text:p text:style-name="P2"/>
      <text:p text:style-name="P2"/>
      <text:p text:style-name="P2">19 - TH</text:p>
      <text:p text:style-name="P2">0003 4.43</text:p>
      <text:p text:style-name="P2">0552 1.77</text:p>
      <text:p text:style-name="P2">1228 4.52</text:p>
      <text:p text:style-name="P2">1816 1.66</text:p>
      <text:p text:style-name="P2"/>
      <text:p text:style-name="P2">20 - F</text:p>
      <text:p text:style-name="P2">0050 4.61</text:p>
      <text:p text:style-name="P2">0637 1.54</text:p>
      <text:p text:style-name="P2">1310 4.69</text:p>
      <text:p text:style-name="P2">1857 1.43</text:p>
      <text:p text:style-name="P2"/>
      <text:p text:style-name="P2">21 - SA</text:p>
      <text:p text:style-name="P2">0128 4.77</text:p>
      <text:p text:style-name="P2">0716 1.31</text:p>
      <text:p text:style-name="P2">1344 4.84</text:p>
      <text:p text:style-name="P2">1934 1.20</text:p>
      <text:p text:style-name="P2"/>
      <text:p text:style-name="P2">22 - SU</text:p>
      <text:p text:style-name="P2">0158 4.91</text:p>
      <text:p text:style-name="P2">0751 1.10</text:p>
      <text:p text:style-name="P2">1411 4.98</text:p>
      <text:p text:style-name="P2">2008 1.01</text:p>
      <text:p text:style-name="P2"/>
      <text:p text:style-name="P2">23 - M</text:p>
      <text:p text:style-name="P2">0223 5.05</text:p>
      <text:p text:style-name="P2">0825 0.92</text:p>
      <text:p text:style-name="P2">1435 5.11</text:p>
      <text:p text:style-name="P2">2042 0.86</text:p>
      <text:p text:style-name="P2"/>
      <text:p text:style-name="P2">24 - TU</text:p>
      <text:p text:style-name="P2">0247 5.18</text:p>
      <text:p text:style-name="P2">0900 0.80</text:p>
      <text:p text:style-name="P2">1459 5.24</text:p>
      <text:p text:style-name="P2">2117 0.77</text:p>
      <text:p text:style-name="P2"/>
      <text:p text:style-name="P2">25 - W</text:p>
      <text:p text:style-name="P2">0313 5.30</text:p>
      <text:p text:style-name="P2">0934 0.75</text:p>
      <text:p text:style-name="P2">1528 5.34</text:p>
      <text:p text:style-name="P2">2151 0.75</text:p>
      <text:p text:style-name="P2"/>
      <text:p text:style-name="P2">26 - TH</text:p>
      <text:p text:style-name="P2">0345 5.37</text:p>
      <text:p text:style-name="P2">1009 0.77</text:p>
      <text:p text:style-name="P2">1602 5.37</text:p>
      <text:p text:style-name="P2">2227 0.82</text:p>
      <text:p text:style-name="P2"/>
      <text:p text:style-name="P2">27 - F</text:p>
      <text:p text:style-name="P2">0421 5.35</text:p>
      <text:p text:style-name="P2">1046 0.88</text:p>
      <text:p text:style-name="P2">1641 5.31</text:p>
      <text:p text:style-name="P2">2306 0.97</text:p>
      <text:p text:style-name="P2"/>
      <text:p text:style-name="P2">28 - SA</text:p>
      <text:p text:style-name="P2">0503 5.24</text:p>
      <text:p text:style-name="P2">1128 1.07</text:p>
      <text:p text:style-name="P2">1726 5.15</text:p>
      <text:p text:style-name="P2">2351 1.18</text:p>
      <text:p text:style-name="P2"/>
      <text:p text:style-name="P2">29 - SU</text:p>
      <text:p text:style-name="P2">0551 5.04</text:p>
      <text:p text:style-name="P2">1216 1.31</text:p>
      <text:p text:style-name="P2">1819 4.93</text:p>
      <text:p text:style-name="P2"/>
      <text:p text:style-name="P2"/>
      <text:p text:style-name="P2">30 - M</text:p>
      <text:p text:style-name="P2">0045 1.43</text:p>
      <text:p text:style-name="P2">0650 4.81</text:p>
      <text:p text:style-name="P2">1318 1.55</text:p>
      <text:p text:style-name="P2">1924 4.70</text:p>
      <text:p text:style-name="P2"/>
      <text:p text:style-name="P2">31 - TU</text:p>
      <text:p text:style-name="P2">0157 1.64</text:p>
      <text:p text:style-name="P2">0801 4.62</text:p>
      <text:p text:style-name="P2">1439 1.68</text:p>
      <text:p text:style-name="P2">2041 4.59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323 1.67</text:p>
      <text:p text:style-name="P2">0922 4.61</text:p>
      <text:p text:style-name="P2">1605 1.59</text:p>
      <text:p text:style-name="P2">2203 4.69</text:p>
      <text:p text:style-name="P2"/>
      <text:p text:style-name="P2">2 - TH</text:p>
      <text:p text:style-name="P2">0444 1.46</text:p>
      <text:p text:style-name="P2">1041 4.83</text:p>
      <text:p text:style-name="P2">1718 1.30</text:p>
      <text:p text:style-name="P2">2315 5.00</text:p>
      <text:p text:style-name="P2"/>
      <text:p text:style-name="P2">3 - F</text:p>
      <text:p text:style-name="P2">0549 1.12</text:p>
      <text:p text:style-name="P2">1146 5.19</text:p>
      <text:p text:style-name="P2">1817 0.94</text:p>
      <text:p text:style-name="P2"/>
      <text:p text:style-name="P2"/>
      <text:p text:style-name="P2">4 - SA</text:p>
      <text:p text:style-name="P2">0015 5.38</text:p>
      <text:p text:style-name="P2">0642 0.76</text:p>
      <text:p text:style-name="P2">1241 5.57</text:p>
      <text:p text:style-name="P2">1906 0.59</text:p>
      <text:p text:style-name="P2"/>
      <text:p text:style-name="P2">5 - SU</text:p>
      <text:p text:style-name="P2">0106 5.74</text:p>
      <text:p text:style-name="P2">0728 0.45</text:p>
      <text:p text:style-name="P2">1330 5.89</text:p>
      <text:p text:style-name="P2">1949 0.34</text:p>
      <text:p text:style-name="P2"/>
      <text:p text:style-name="P2">6 - M</text:p>
      <text:p text:style-name="P2">0152 6.01</text:p>
      <text:p text:style-name="P2">0809 0.25</text:p>
      <text:p text:style-name="P2">1414 6.09</text:p>
      <text:p text:style-name="P2">2028 0.20</text:p>
      <text:p text:style-name="P2"/>
      <text:p text:style-name="P2">7 - TU</text:p>
      <text:p text:style-name="P2">0236 6.13</text:p>
      <text:p text:style-name="P2">0847 0.18</text:p>
      <text:p text:style-name="P2">1457 6.13</text:p>
      <text:p text:style-name="P2">2106 0.20</text:p>
      <text:p text:style-name="P2"/>
      <text:p text:style-name="P2">8 - W</text:p>
      <text:p text:style-name="P2">0318 6.10</text:p>
      <text:p text:style-name="P2">0924 0.24</text:p>
      <text:p text:style-name="P2">1539 6.02</text:p>
      <text:p text:style-name="P2">2142 0.32</text:p>
      <text:p text:style-name="P2"/>
      <text:p text:style-name="P2">9 - TH</text:p>
      <text:p text:style-name="P2">0400 5.91</text:p>
      <text:p text:style-name="P2">1000 0.43</text:p>
      <text:p text:style-name="P2">1621 5.76</text:p>
      <text:p text:style-name="P2">2219 0.57</text:p>
      <text:p text:style-name="P2"/>
      <text:p text:style-name="P2">10 - F</text:p>
      <text:p text:style-name="P2">0442 5.59</text:p>
      <text:p text:style-name="P2">1038 0.72</text:p>
      <text:p text:style-name="P2">1703 5.39</text:p>
      <text:p text:style-name="P2">2257 0.90</text:p>
      <text:p text:style-name="P2"/>
      <text:p text:style-name="P2">11 - SA</text:p>
      <text:p text:style-name="P2">0525 5.17</text:p>
      <text:p text:style-name="P2">1117 1.10</text:p>
      <text:p text:style-name="P2">1747 4.94</text:p>
      <text:p text:style-name="P2">2339 1.30</text:p>
      <text:p text:style-name="P2"/>
      <text:p text:style-name="P2">12 - SU</text:p>
      <text:p text:style-name="P2">0612 4.71</text:p>
      <text:p text:style-name="P2">1202 1.51</text:p>
      <text:p text:style-name="P2">1839 4.48</text:p>
      <text:p text:style-name="P2"/>
      <text:p text:style-name="P2"/>
      <text:p text:style-name="P2">13 - M</text:p>
      <text:p text:style-name="P2">0028 1.72</text:p>
      <text:p text:style-name="P2">0710 4.27</text:p>
      <text:p text:style-name="P2">1257 1.92</text:p>
      <text:p text:style-name="P2">1947 4.09</text:p>
      <text:p text:style-name="P2"/>
      <text:p text:style-name="P2">14 - TU</text:p>
      <text:p text:style-name="P2">0131 2.08</text:p>
      <text:p text:style-name="P2">0831 3.96</text:p>
      <text:p text:style-name="P2">1412 2.21</text:p>
      <text:p text:style-name="P2">2120 3.91</text:p>
      <text:p text:style-name="P2"/>
      <text:p text:style-name="P2">15 - W</text:p>
      <text:p text:style-name="P2">0258 2.27</text:p>
      <text:p text:style-name="P2">1007 3.92</text:p>
      <text:p text:style-name="P2">1545 2.26</text:p>
      <text:p text:style-name="P2">2247 3.99</text:p>
      <text:p text:style-name="P2"/>
      <text:p text:style-name="P2">16 - TH</text:p>
      <text:p text:style-name="P2">0428 2.19</text:p>
      <text:p text:style-name="P2">1121 4.10</text:p>
      <text:p text:style-name="P2">1704 2.07</text:p>
      <text:p text:style-name="P2">2349 4.23</text:p>
      <text:p text:style-name="P2"/>
      <text:p text:style-name="P2">17 - F</text:p>
      <text:p text:style-name="P2">0532 1.93</text:p>
      <text:p text:style-name="P2">1212 4.35</text:p>
      <text:p text:style-name="P2">1755 1.77</text:p>
      <text:p text:style-name="P2"/>
      <text:p text:style-name="P2"/>
      <text:p text:style-name="P2">18 - SA</text:p>
      <text:p text:style-name="P2">0032 4.48</text:p>
      <text:p text:style-name="P2">0616 1.61</text:p>
      <text:p text:style-name="P2">1249 4.61</text:p>
      <text:p text:style-name="P2">1835 1.45</text:p>
      <text:p text:style-name="P2"/>
      <text:p text:style-name="P2">19 - SU</text:p>
      <text:p text:style-name="P2">0104 4.73</text:p>
      <text:p text:style-name="P2">0653 1.29</text:p>
      <text:p text:style-name="P2">1317 4.85</text:p>
      <text:p text:style-name="P2">1910 1.14</text:p>
      <text:p text:style-name="P2"/>
      <text:p text:style-name="P2">20 - M</text:p>
      <text:p text:style-name="P2">0129 4.96</text:p>
      <text:p text:style-name="P2">0727 0.99</text:p>
      <text:p text:style-name="P2">1340 5.08</text:p>
      <text:p text:style-name="P2">1943 0.86</text:p>
      <text:p text:style-name="P2"/>
      <text:p text:style-name="P2">21 - TU</text:p>
      <text:p text:style-name="P2">0151 5.20</text:p>
      <text:p text:style-name="P2">0800 0.75</text:p>
      <text:p text:style-name="P2">1403 5.31</text:p>
      <text:p text:style-name="P2">2016 0.65</text:p>
      <text:p text:style-name="P2"/>
      <text:p text:style-name="P2">22 - W</text:p>
      <text:p text:style-name="P2">0216 5.41</text:p>
      <text:p text:style-name="P2">0833 0.58</text:p>
      <text:p text:style-name="P2">1430 5.51</text:p>
      <text:p text:style-name="P2">2049 0.53</text:p>
      <text:p text:style-name="P2"/>
      <text:p text:style-name="P2">23 - TH</text:p>
      <text:p text:style-name="P2">0244 5.58</text:p>
      <text:p text:style-name="P2">0906 0.50</text:p>
      <text:p text:style-name="P2">1500 5.64</text:p>
      <text:p text:style-name="P2">2123 0.51</text:p>
      <text:p text:style-name="P2"/>
      <text:p text:style-name="P2">24 - F</text:p>
      <text:p text:style-name="P2">0317 5.66</text:p>
      <text:p text:style-name="P2">0940 0.53</text:p>
      <text:p text:style-name="P2">1536 5.66</text:p>
      <text:p text:style-name="P2">2158 0.59</text:p>
      <text:p text:style-name="P2"/>
      <text:p text:style-name="P2">25 - SA</text:p>
      <text:p text:style-name="P2">0355 5.62</text:p>
      <text:p text:style-name="P2">1016 0.67</text:p>
      <text:p text:style-name="P2">1615 5.55</text:p>
      <text:p text:style-name="P2">2236 0.78</text:p>
      <text:p text:style-name="P2"/>
      <text:p text:style-name="P2">26 - SU</text:p>
      <text:p text:style-name="P2">0437 5.45</text:p>
      <text:p text:style-name="P2">1057 0.91</text:p>
      <text:p text:style-name="P2">1701 5.33</text:p>
      <text:p text:style-name="P2">2319 1.06</text:p>
      <text:p text:style-name="P2"/>
      <text:p text:style-name="P2">27 - M</text:p>
      <text:p text:style-name="P2">0526 5.18</text:p>
      <text:p text:style-name="P2">1144 1.22</text:p>
      <text:p text:style-name="P2">1754 5.01</text:p>
      <text:p text:style-name="P2"/>
      <text:p text:style-name="P2"/>
      <text:p text:style-name="P2">28 - TU</text:p>
      <text:p text:style-name="P2">0014 1.38</text:p>
      <text:p text:style-name="P2">0626 4.85</text:p>
      <text:p text:style-name="P2">1248 1.54</text:p>
      <text:p text:style-name="P2">1901 4.71</text:p>
      <text:p text:style-name="P2"/>
      <text:p text:style-name="P2">29 - W</text:p>
      <text:p text:style-name="P2">0129 1.66</text:p>
      <text:p text:style-name="P2">0741 4.60</text:p>
      <text:p text:style-name="P2">1416 1.73</text:p>
      <text:p text:style-name="P2">2024 4.56</text:p>
      <text:p text:style-name="P2"/>
      <text:p text:style-name="P2">30 - TH</text:p>
      <text:p text:style-name="P2">0305 1.72</text:p>
      <text:p text:style-name="P2">0908 4.59</text:p>
      <text:p text:style-name="P2">1550 1.63</text:p>
      <text:p text:style-name="P2">2150 4.6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430 1.48</text:p>
      <text:p text:style-name="P2">1028 4.84</text:p>
      <text:p text:style-name="P2">1705 1.29</text:p>
      <text:p text:style-name="P2">2302 5.04</text:p>
      <text:p text:style-name="P2"/>
      <text:p text:style-name="P2">2 - SA</text:p>
      <text:p text:style-name="P2">0535 1.09</text:p>
      <text:p text:style-name="P2">1133 5.24</text:p>
      <text:p text:style-name="P2">1801 0.89</text:p>
      <text:p text:style-name="P2"/>
      <text:p text:style-name="P2"/>
      <text:p text:style-name="P2">3 - SU</text:p>
      <text:p text:style-name="P2">0000 5.45</text:p>
      <text:p text:style-name="P2">0626 0.71</text:p>
      <text:p text:style-name="P2">1226 5.64</text:p>
      <text:p text:style-name="P2">1848 0.54</text:p>
      <text:p text:style-name="P2"/>
      <text:p text:style-name="P2">4 - M</text:p>
      <text:p text:style-name="P2">0050 5.81</text:p>
      <text:p text:style-name="P2">0709 0.41</text:p>
      <text:p text:style-name="P2">1312 5.95</text:p>
      <text:p text:style-name="P2">1929 0.30</text:p>
      <text:p text:style-name="P2"/>
      <text:p text:style-name="P2">5 - TU</text:p>
      <text:p text:style-name="P2">0134 6.05</text:p>
      <text:p text:style-name="P2">0747 0.23</text:p>
      <text:p text:style-name="P2">1355 6.12</text:p>
      <text:p text:style-name="P2">2006 0.19</text:p>
      <text:p text:style-name="P2"/>
      <text:p text:style-name="P2">6 - W</text:p>
      <text:p text:style-name="P2">0216 6.14</text:p>
      <text:p text:style-name="P2">0823 0.18</text:p>
      <text:p text:style-name="P2">1436 6.12</text:p>
      <text:p text:style-name="P2">2041 0.21</text:p>
      <text:p text:style-name="P2"/>
      <text:p text:style-name="P2">7 - TH</text:p>
      <text:p text:style-name="P2">0256 6.06</text:p>
      <text:p text:style-name="P2">0858 0.27</text:p>
      <text:p text:style-name="P2">1516 5.96</text:p>
      <text:p text:style-name="P2">2115 0.36</text:p>
      <text:p text:style-name="P2"/>
      <text:p text:style-name="P2">8 - F</text:p>
      <text:p text:style-name="P2">0335 5.83</text:p>
      <text:p text:style-name="P2">0932 0.48</text:p>
      <text:p text:style-name="P2">1554 5.66</text:p>
      <text:p text:style-name="P2">2150 0.63</text:p>
      <text:p text:style-name="P2"/>
      <text:p text:style-name="P2">9 - SA</text:p>
      <text:p text:style-name="P2">0414 5.47</text:p>
      <text:p text:style-name="P2">1007 0.79</text:p>
      <text:p text:style-name="P2">1633 5.25</text:p>
      <text:p text:style-name="P2">2226 0.98</text:p>
      <text:p text:style-name="P2"/>
      <text:p text:style-name="P2">10 - SU</text:p>
      <text:p text:style-name="P2">0453 5.03</text:p>
      <text:p text:style-name="P2">1045 1.18</text:p>
      <text:p text:style-name="P2">1713 4.79</text:p>
      <text:p text:style-name="P2">2306 1.39</text:p>
      <text:p text:style-name="P2"/>
      <text:p text:style-name="P2">11 - M</text:p>
      <text:p text:style-name="P2">0534 4.56</text:p>
      <text:p text:style-name="P2">1128 1.60</text:p>
      <text:p text:style-name="P2">1757 4.33</text:p>
      <text:p text:style-name="P2">2352 1.81</text:p>
      <text:p text:style-name="P2"/>
      <text:p text:style-name="P2">12 - TU</text:p>
      <text:p text:style-name="P2">0625 4.11</text:p>
      <text:p text:style-name="P2">1221 2.01</text:p>
      <text:p text:style-name="P2">1900 3.93</text:p>
      <text:p text:style-name="P2"/>
      <text:p text:style-name="P2"/>
      <text:p text:style-name="P2">13 - W</text:p>
      <text:p text:style-name="P2">0054 2.18</text:p>
      <text:p text:style-name="P2">0747 3.79</text:p>
      <text:p text:style-name="P2">1334 2.30</text:p>
      <text:p text:style-name="P2">2044 3.73</text:p>
      <text:p text:style-name="P2"/>
      <text:p text:style-name="P2">14 - TH</text:p>
      <text:p text:style-name="P2">0220 2.37</text:p>
      <text:p text:style-name="P2">0938 3.75</text:p>
      <text:p text:style-name="P2">1509 2.36</text:p>
      <text:p text:style-name="P2">2221 3.84</text:p>
      <text:p text:style-name="P2"/>
      <text:p text:style-name="P2">15 - F</text:p>
      <text:p text:style-name="P2">0353 2.27</text:p>
      <text:p text:style-name="P2">1054 3.96</text:p>
      <text:p text:style-name="P2">1628 2.14</text:p>
      <text:p text:style-name="P2">2319 4.10</text:p>
      <text:p text:style-name="P2"/>
      <text:p text:style-name="P2">16 - SA</text:p>
      <text:p text:style-name="P2">0457 1.98</text:p>
      <text:p text:style-name="P2">1140 4.24</text:p>
      <text:p text:style-name="P2">1721 1.80</text:p>
      <text:p text:style-name="P2">2358 4.39</text:p>
      <text:p text:style-name="P2"/>
      <text:p text:style-name="P2">17 - SU</text:p>
      <text:p text:style-name="P2">0543 1.62</text:p>
      <text:p text:style-name="P2">1213 4.54</text:p>
      <text:p text:style-name="P2">1802 1.44</text:p>
      <text:p text:style-name="P2"/>
      <text:p text:style-name="P2"/>
      <text:p text:style-name="P2">18 - M</text:p>
      <text:p text:style-name="P2">0026 4.69</text:p>
      <text:p text:style-name="P2">0621 1.26</text:p>
      <text:p text:style-name="P2">1238 4.85</text:p>
      <text:p text:style-name="P2">1839 1.08</text:p>
      <text:p text:style-name="P2"/>
      <text:p text:style-name="P2">19 - TU</text:p>
      <text:p text:style-name="P2">0050 5.00</text:p>
      <text:p text:style-name="P2">0656 0.92</text:p>
      <text:p text:style-name="P2">1302 5.15</text:p>
      <text:p text:style-name="P2">1913 0.78</text:p>
      <text:p text:style-name="P2"/>
      <text:p text:style-name="P2">20 - W</text:p>
      <text:p text:style-name="P2">0115 5.30</text:p>
      <text:p text:style-name="P2">0731 0.66</text:p>
      <text:p text:style-name="P2">1329 5.44</text:p>
      <text:p text:style-name="P2">1948 0.55</text:p>
      <text:p text:style-name="P2"/>
      <text:p text:style-name="P2">21 - TH</text:p>
      <text:p text:style-name="P2">0144 5.56</text:p>
      <text:p text:style-name="P2">0805 0.47</text:p>
      <text:p text:style-name="P2">1400 5.67</text:p>
      <text:p text:style-name="P2">2022 0.42</text:p>
      <text:p text:style-name="P2"/>
      <text:p text:style-name="P2">22 - F</text:p>
      <text:p text:style-name="P2">0217 5.74</text:p>
      <text:p text:style-name="P2">0839 0.40</text:p>
      <text:p text:style-name="P2">1434 5.79</text:p>
      <text:p text:style-name="P2">2057 0.41</text:p>
      <text:p text:style-name="P2"/>
      <text:p text:style-name="P2">23 - SA</text:p>
      <text:p text:style-name="P2">0253 5.81</text:p>
      <text:p text:style-name="P2">0914 0.44</text:p>
      <text:p text:style-name="P2">1513 5.79</text:p>
      <text:p text:style-name="P2">2133 0.51</text:p>
      <text:p text:style-name="P2"/>
      <text:p text:style-name="P2">24 - SU</text:p>
      <text:p text:style-name="P2">0333 5.73</text:p>
      <text:p text:style-name="P2">0952 0.60</text:p>
      <text:p text:style-name="P2">1555 5.64</text:p>
      <text:p text:style-name="P2">2213 0.72</text:p>
      <text:p text:style-name="P2"/>
      <text:p text:style-name="P2">25 - M</text:p>
      <text:p text:style-name="P2">0418 5.53</text:p>
      <text:p text:style-name="P2">1034 0.86</text:p>
      <text:p text:style-name="P2">1643 5.38</text:p>
      <text:p text:style-name="P2">2258 1.01</text:p>
      <text:p text:style-name="P2"/>
      <text:p text:style-name="P2">26 - TU</text:p>
      <text:p text:style-name="P2">0510 5.22</text:p>
      <text:p text:style-name="P2">1125 1.18</text:p>
      <text:p text:style-name="P2">1739 5.05</text:p>
      <text:p text:style-name="P2">2356 1.35</text:p>
      <text:p text:style-name="P2"/>
      <text:p text:style-name="P2">27 - W</text:p>
      <text:p text:style-name="P2">0612 4.89</text:p>
      <text:p text:style-name="P2">1231 1.50</text:p>
      <text:p text:style-name="P2">1848 4.76</text:p>
      <text:p text:style-name="P2"/>
      <text:p text:style-name="P2"/>
      <text:p text:style-name="P2">28 - TH</text:p>
      <text:p text:style-name="P2">0113 1.61</text:p>
      <text:p text:style-name="P2">0728 4.67</text:p>
      <text:p text:style-name="P2">1359 1.66</text:p>
      <text:p text:style-name="P2">2010 4.64</text:p>
      <text:p text:style-name="P2"/>
      <text:p text:style-name="P2">29 - F</text:p>
      <text:p text:style-name="P2">0246 1.64</text:p>
      <text:p text:style-name="P2">0853 4.68</text:p>
      <text:p text:style-name="P2">1530 1.55</text:p>
      <text:p text:style-name="P2">2133 4.78</text:p>
      <text:p text:style-name="P2"/>
      <text:p text:style-name="P2">30 - SA</text:p>
      <text:p text:style-name="P2">0409 1.41</text:p>
      <text:p text:style-name="P2">1009 4.93</text:p>
      <text:p text:style-name="P2">1642 1.24</text:p>
      <text:p text:style-name="P2">2242 5.10</text:p>
      <text:p text:style-name="P2"/>
      <text:p text:style-name="P2">31 - SU</text:p>
      <text:p text:style-name="P2">0511 1.07</text:p>
      <text:p text:style-name="P2">1112 5.29</text:p>
      <text:p text:style-name="P2">1737 0.90</text:p>
      <text:p text:style-name="P2">2339 5.46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601 0.74</text:p>
      <text:p text:style-name="P2">1204 5.63</text:p>
      <text:p text:style-name="P2">1823 0.60</text:p>
      <text:p text:style-name="P2"/>
      <text:p text:style-name="P2"/>
      <text:p text:style-name="P2">2 - TU</text:p>
      <text:p text:style-name="P2">0028 5.76</text:p>
      <text:p text:style-name="P2">0644 0.49</text:p>
      <text:p text:style-name="P2">1250 5.87</text:p>
      <text:p text:style-name="P2">1903 0.41</text:p>
      <text:p text:style-name="P2"/>
      <text:p text:style-name="P2">3 - W</text:p>
      <text:p text:style-name="P2">0112 5.94</text:p>
      <text:p text:style-name="P2">0722 0.36</text:p>
      <text:p text:style-name="P2">1333 5.97</text:p>
      <text:p text:style-name="P2">1940 0.34</text:p>
      <text:p text:style-name="P2"/>
      <text:p text:style-name="P2">4 - TH</text:p>
      <text:p text:style-name="P2">0154 5.97</text:p>
      <text:p text:style-name="P2">0758 0.35</text:p>
      <text:p text:style-name="P2">1414 5.92</text:p>
      <text:p text:style-name="P2">2015 0.39</text:p>
      <text:p text:style-name="P2"/>
      <text:p text:style-name="P2">5 - F</text:p>
      <text:p text:style-name="P2">0234 5.85</text:p>
      <text:p text:style-name="P2">0832 0.46</text:p>
      <text:p text:style-name="P2">1453 5.74</text:p>
      <text:p text:style-name="P2">2049 0.55</text:p>
      <text:p text:style-name="P2"/>
      <text:p text:style-name="P2">6 - SA</text:p>
      <text:p text:style-name="P2">0312 5.60</text:p>
      <text:p text:style-name="P2">0906 0.66</text:p>
      <text:p text:style-name="P2">1531 5.44</text:p>
      <text:p text:style-name="P2">2124 0.80</text:p>
      <text:p text:style-name="P2"/>
      <text:p text:style-name="P2">7 - SU</text:p>
      <text:p text:style-name="P2">0349 5.26</text:p>
      <text:p text:style-name="P2">0942 0.95</text:p>
      <text:p text:style-name="P2">1608 5.06</text:p>
      <text:p text:style-name="P2">2201 1.11</text:p>
      <text:p text:style-name="P2"/>
      <text:p text:style-name="P2">8 - M</text:p>
      <text:p text:style-name="P2">0426 4.86</text:p>
      <text:p text:style-name="P2">1020 1.29</text:p>
      <text:p text:style-name="P2">1644 4.66</text:p>
      <text:p text:style-name="P2">2241 1.47</text:p>
      <text:p text:style-name="P2"/>
      <text:p text:style-name="P2">9 - TU</text:p>
      <text:p text:style-name="P2">0503 4.46</text:p>
      <text:p text:style-name="P2">1103 1.65</text:p>
      <text:p text:style-name="P2">1724 4.27</text:p>
      <text:p text:style-name="P2">2327 1.82</text:p>
      <text:p text:style-name="P2"/>
      <text:p text:style-name="P2">10 - W</text:p>
      <text:p text:style-name="P2">0547 4.10</text:p>
      <text:p text:style-name="P2">1155 1.98</text:p>
      <text:p text:style-name="P2">1815 3.95</text:p>
      <text:p text:style-name="P2"/>
      <text:p text:style-name="P2"/>
      <text:p text:style-name="P2">11 - TH</text:p>
      <text:p text:style-name="P2">0026 2.12</text:p>
      <text:p text:style-name="P2">0651 3.83</text:p>
      <text:p text:style-name="P2">1302 2.22</text:p>
      <text:p text:style-name="P2">1940 3.75</text:p>
      <text:p text:style-name="P2"/>
      <text:p text:style-name="P2">12 - F</text:p>
      <text:p text:style-name="P2">0142 2.27</text:p>
      <text:p text:style-name="P2">0833 3.74</text:p>
      <text:p text:style-name="P2">1424 2.27</text:p>
      <text:p text:style-name="P2">2118 3.80</text:p>
      <text:p text:style-name="P2"/>
      <text:p text:style-name="P2">13 - SA</text:p>
      <text:p text:style-name="P2">0303 2.21</text:p>
      <text:p text:style-name="P2">0954 3.89</text:p>
      <text:p text:style-name="P2">1539 2.10</text:p>
      <text:p text:style-name="P2">2222 4.02</text:p>
      <text:p text:style-name="P2"/>
      <text:p text:style-name="P2">14 - SU</text:p>
      <text:p text:style-name="P2">0409 1.96</text:p>
      <text:p text:style-name="P2">1044 4.16</text:p>
      <text:p text:style-name="P2">1636 1.80</text:p>
      <text:p text:style-name="P2">2303 4.31</text:p>
      <text:p text:style-name="P2"/>
      <text:p text:style-name="P2">15 - M</text:p>
      <text:p text:style-name="P2">0500 1.62</text:p>
      <text:p text:style-name="P2">1120 4.47</text:p>
      <text:p text:style-name="P2">1723 1.45</text:p>
      <text:p text:style-name="P2">2335 4.64</text:p>
      <text:p text:style-name="P2"/>
      <text:p text:style-name="P2">16 - TU</text:p>
      <text:p text:style-name="P2">0544 1.27</text:p>
      <text:p text:style-name="P2">1151 4.81</text:p>
      <text:p text:style-name="P2">1804 1.11</text:p>
      <text:p text:style-name="P2"/>
      <text:p text:style-name="P2"/>
      <text:p text:style-name="P2">17 - W</text:p>
      <text:p text:style-name="P2">0006 4.99</text:p>
      <text:p text:style-name="P2">0623 0.95</text:p>
      <text:p text:style-name="P2">1223 5.15</text:p>
      <text:p text:style-name="P2">1842 0.81</text:p>
      <text:p text:style-name="P2"/>
      <text:p text:style-name="P2">18 - TH</text:p>
      <text:p text:style-name="P2">0039 5.31</text:p>
      <text:p text:style-name="P2">0701 0.69</text:p>
      <text:p text:style-name="P2">1257 5.46</text:p>
      <text:p text:style-name="P2">1920 0.59</text:p>
      <text:p text:style-name="P2"/>
      <text:p text:style-name="P2">19 - F</text:p>
      <text:p text:style-name="P2">0115 5.58</text:p>
      <text:p text:style-name="P2">0738 0.51</text:p>
      <text:p text:style-name="P2">1334 5.68</text:p>
      <text:p text:style-name="P2">1957 0.46</text:p>
      <text:p text:style-name="P2"/>
      <text:p text:style-name="P2">20 - SA</text:p>
      <text:p text:style-name="P2">0153 5.75</text:p>
      <text:p text:style-name="P2">0816 0.43</text:p>
      <text:p text:style-name="P2">1413 5.80</text:p>
      <text:p text:style-name="P2">2035 0.44</text:p>
      <text:p text:style-name="P2"/>
      <text:p text:style-name="P2">21 - SU</text:p>
      <text:p text:style-name="P2">0234 5.81</text:p>
      <text:p text:style-name="P2">0855 0.47</text:p>
      <text:p text:style-name="P2">1455 5.79</text:p>
      <text:p text:style-name="P2">2115 0.52</text:p>
      <text:p text:style-name="P2"/>
      <text:p text:style-name="P2">22 - M</text:p>
      <text:p text:style-name="P2">0318 5.74</text:p>
      <text:p text:style-name="P2">0936 0.60</text:p>
      <text:p text:style-name="P2">1541 5.66</text:p>
      <text:p text:style-name="P2">2158 0.71</text:p>
      <text:p text:style-name="P2"/>
      <text:p text:style-name="P2">23 - TU</text:p>
      <text:p text:style-name="P2">0406 5.55</text:p>
      <text:p text:style-name="P2">1022 0.83</text:p>
      <text:p text:style-name="P2">1632 5.43</text:p>
      <text:p text:style-name="P2">2247 0.96</text:p>
      <text:p text:style-name="P2"/>
      <text:p text:style-name="P2">24 - W</text:p>
      <text:p text:style-name="P2">0500 5.29</text:p>
      <text:p text:style-name="P2">1115 1.10</text:p>
      <text:p text:style-name="P2">1730 5.15</text:p>
      <text:p text:style-name="P2">2346 1.23</text:p>
      <text:p text:style-name="P2"/>
      <text:p text:style-name="P2">25 - TH</text:p>
      <text:p text:style-name="P2">0602 5.03</text:p>
      <text:p text:style-name="P2">1220 1.35</text:p>
      <text:p text:style-name="P2">1837 4.92</text:p>
      <text:p text:style-name="P2"/>
      <text:p text:style-name="P2"/>
      <text:p text:style-name="P2">26 - F</text:p>
      <text:p text:style-name="P2">0058 1.44</text:p>
      <text:p text:style-name="P2">0714 4.85</text:p>
      <text:p text:style-name="P2">1338 1.49</text:p>
      <text:p text:style-name="P2">1952 4.82</text:p>
      <text:p text:style-name="P2"/>
      <text:p text:style-name="P2">27 - SA</text:p>
      <text:p text:style-name="P2">0219 1.49</text:p>
      <text:p text:style-name="P2">0830 4.84</text:p>
      <text:p text:style-name="P2">1458 1.45</text:p>
      <text:p text:style-name="P2">2107 4.89</text:p>
      <text:p text:style-name="P2"/>
      <text:p text:style-name="P2">28 - SU</text:p>
      <text:p text:style-name="P2">0335 1.36</text:p>
      <text:p text:style-name="P2">0942 4.99</text:p>
      <text:p text:style-name="P2">1608 1.26</text:p>
      <text:p text:style-name="P2">2214 5.10</text:p>
      <text:p text:style-name="P2"/>
      <text:p text:style-name="P2">29 - M</text:p>
      <text:p text:style-name="P2">0439 1.14</text:p>
      <text:p text:style-name="P2">1044 5.22</text:p>
      <text:p text:style-name="P2">1706 1.02</text:p>
      <text:p text:style-name="P2">2312 5.34</text:p>
      <text:p text:style-name="P2"/>
      <text:p text:style-name="P2">30 - TU</text:p>
      <text:p text:style-name="P2">0531 0.92</text:p>
      <text:p text:style-name="P2">1139 5.45</text:p>
      <text:p text:style-name="P2">1754 0.8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003 5.54</text:p>
      <text:p text:style-name="P2">0616 0.75</text:p>
      <text:p text:style-name="P2">1227 5.60</text:p>
      <text:p text:style-name="P2">1837 0.69</text:p>
      <text:p text:style-name="P2"/>
      <text:p text:style-name="P2">2 - TH</text:p>
      <text:p text:style-name="P2">0050 5.64</text:p>
      <text:p text:style-name="P2">0656 0.66</text:p>
      <text:p text:style-name="P2">1312 5.65</text:p>
      <text:p text:style-name="P2">1915 0.65</text:p>
      <text:p text:style-name="P2"/>
      <text:p text:style-name="P2">3 - F</text:p>
      <text:p text:style-name="P2">0133 5.64</text:p>
      <text:p text:style-name="P2">0734 0.66</text:p>
      <text:p text:style-name="P2">1354 5.59</text:p>
      <text:p text:style-name="P2">1952 0.69</text:p>
      <text:p text:style-name="P2"/>
      <text:p text:style-name="P2">4 - SA</text:p>
      <text:p text:style-name="P2">0214 5.53</text:p>
      <text:p text:style-name="P2">0810 0.74</text:p>
      <text:p text:style-name="P2">1434 5.43</text:p>
      <text:p text:style-name="P2">2028 0.81</text:p>
      <text:p text:style-name="P2"/>
      <text:p text:style-name="P2">5 - SU</text:p>
      <text:p text:style-name="P2">0254 5.32</text:p>
      <text:p text:style-name="P2">0846 0.89</text:p>
      <text:p text:style-name="P2">1512 5.20</text:p>
      <text:p text:style-name="P2">2105 0.99</text:p>
      <text:p text:style-name="P2"/>
      <text:p text:style-name="P2">6 - M</text:p>
      <text:p text:style-name="P2">0331 5.06</text:p>
      <text:p text:style-name="P2">0923 1.09</text:p>
      <text:p text:style-name="P2">1548 4.92</text:p>
      <text:p text:style-name="P2">2143 1.21</text:p>
      <text:p text:style-name="P2"/>
      <text:p text:style-name="P2">7 - TU</text:p>
      <text:p text:style-name="P2">0406 4.77</text:p>
      <text:p text:style-name="P2">1002 1.33</text:p>
      <text:p text:style-name="P2">1623 4.63</text:p>
      <text:p text:style-name="P2">2223 1.45</text:p>
      <text:p text:style-name="P2"/>
      <text:p text:style-name="P2">8 - W</text:p>
      <text:p text:style-name="P2">0440 4.49</text:p>
      <text:p text:style-name="P2">1045 1.57</text:p>
      <text:p text:style-name="P2">1658 4.37</text:p>
      <text:p text:style-name="P2">2308 1.69</text:p>
      <text:p text:style-name="P2"/>
      <text:p text:style-name="P2">9 - TH</text:p>
      <text:p text:style-name="P2">0517 4.25</text:p>
      <text:p text:style-name="P2">1134 1.80</text:p>
      <text:p text:style-name="P2">1739 4.15</text:p>
      <text:p text:style-name="P2"/>
      <text:p text:style-name="P2"/>
      <text:p text:style-name="P2">10 - F</text:p>
      <text:p text:style-name="P2">0001 1.90</text:p>
      <text:p text:style-name="P2">0603 4.07</text:p>
      <text:p text:style-name="P2">1230 1.97</text:p>
      <text:p text:style-name="P2">1831 4.01</text:p>
      <text:p text:style-name="P2"/>
      <text:p text:style-name="P2">11 - SA</text:p>
      <text:p text:style-name="P2">0102 2.02</text:p>
      <text:p text:style-name="P2">0703 3.98</text:p>
      <text:p text:style-name="P2">1336 2.04</text:p>
      <text:p text:style-name="P2">1938 3.98</text:p>
      <text:p text:style-name="P2"/>
      <text:p text:style-name="P2">12 - SU</text:p>
      <text:p text:style-name="P2">0210 2.02</text:p>
      <text:p text:style-name="P2">0814 4.01</text:p>
      <text:p text:style-name="P2">1443 1.96</text:p>
      <text:p text:style-name="P2">2048 4.08</text:p>
      <text:p text:style-name="P2"/>
      <text:p text:style-name="P2">13 - M</text:p>
      <text:p text:style-name="P2">0315 1.88</text:p>
      <text:p text:style-name="P2">0920 4.18</text:p>
      <text:p text:style-name="P2">1545 1.77</text:p>
      <text:p text:style-name="P2">2148 4.30</text:p>
      <text:p text:style-name="P2"/>
      <text:p text:style-name="P2">14 - TU</text:p>
      <text:p text:style-name="P2">0413 1.64</text:p>
      <text:p text:style-name="P2">1014 4.44</text:p>
      <text:p text:style-name="P2">1639 1.51</text:p>
      <text:p text:style-name="P2">2238 4.59</text:p>
      <text:p text:style-name="P2"/>
      <text:p text:style-name="P2">15 - W</text:p>
      <text:p text:style-name="P2">0504 1.36</text:p>
      <text:p text:style-name="P2">1101 4.75</text:p>
      <text:p text:style-name="P2">1728 1.22</text:p>
      <text:p text:style-name="P2">2324 4.92</text:p>
      <text:p text:style-name="P2"/>
      <text:p text:style-name="P2">16 - TH</text:p>
      <text:p text:style-name="P2">0551 1.08</text:p>
      <text:p text:style-name="P2">1146 5.07</text:p>
      <text:p text:style-name="P2">1813 0.94</text:p>
      <text:p text:style-name="P2"/>
      <text:p text:style-name="P2"/>
      <text:p text:style-name="P2">17 - F</text:p>
      <text:p text:style-name="P2">0008 5.23</text:p>
      <text:p text:style-name="P2">0635 0.83</text:p>
      <text:p text:style-name="P2">1230 5.37</text:p>
      <text:p text:style-name="P2">1856 0.72</text:p>
      <text:p text:style-name="P2"/>
      <text:p text:style-name="P2">18 - SA</text:p>
      <text:p text:style-name="P2">0052 5.49</text:p>
      <text:p text:style-name="P2">0718 0.64</text:p>
      <text:p text:style-name="P2">1314 5.59</text:p>
      <text:p text:style-name="P2">1939 0.57</text:p>
      <text:p text:style-name="P2"/>
      <text:p text:style-name="P2">19 - SU</text:p>
      <text:p text:style-name="P2">0136 5.68</text:p>
      <text:p text:style-name="P2">0800 0.53</text:p>
      <text:p text:style-name="P2">1359 5.73</text:p>
      <text:p text:style-name="P2">2021 0.50</text:p>
      <text:p text:style-name="P2"/>
      <text:p text:style-name="P2">20 - M</text:p>
      <text:p text:style-name="P2">0222 5.77</text:p>
      <text:p text:style-name="P2">0843 0.50</text:p>
      <text:p text:style-name="P2">1445 5.77</text:p>
      <text:p text:style-name="P2">2105 0.53</text:p>
      <text:p text:style-name="P2"/>
      <text:p text:style-name="P2">21 - TU</text:p>
      <text:p text:style-name="P2">0309 5.75</text:p>
      <text:p text:style-name="P2">0927 0.57</text:p>
      <text:p text:style-name="P2">1533 5.71</text:p>
      <text:p text:style-name="P2">2150 0.63</text:p>
      <text:p text:style-name="P2"/>
      <text:p text:style-name="P2">22 - W</text:p>
      <text:p text:style-name="P2">0359 5.65</text:p>
      <text:p text:style-name="P2">1014 0.71</text:p>
      <text:p text:style-name="P2">1625 5.57</text:p>
      <text:p text:style-name="P2">2239 0.80</text:p>
      <text:p text:style-name="P2"/>
      <text:p text:style-name="P2">23 - TH</text:p>
      <text:p text:style-name="P2">0452 5.47</text:p>
      <text:p text:style-name="P2">1106 0.90</text:p>
      <text:p text:style-name="P2">1720 5.37</text:p>
      <text:p text:style-name="P2">2333 1.01</text:p>
      <text:p text:style-name="P2"/>
      <text:p text:style-name="P2">24 - F</text:p>
      <text:p text:style-name="P2">0550 5.26</text:p>
      <text:p text:style-name="P2">1203 1.11</text:p>
      <text:p text:style-name="P2">1821 5.16</text:p>
      <text:p text:style-name="P2"/>
      <text:p text:style-name="P2"/>
      <text:p text:style-name="P2">25 - SA</text:p>
      <text:p text:style-name="P2">0034 1.20</text:p>
      <text:p text:style-name="P2">0653 5.07</text:p>
      <text:p text:style-name="P2">1307 1.28</text:p>
      <text:p text:style-name="P2">1926 5.00</text:p>
      <text:p text:style-name="P2"/>
      <text:p text:style-name="P2">26 - SU</text:p>
      <text:p text:style-name="P2">0141 1.34</text:p>
      <text:p text:style-name="P2">0800 4.96</text:p>
      <text:p text:style-name="P2">1416 1.38</text:p>
      <text:p text:style-name="P2">2035 4.94</text:p>
      <text:p text:style-name="P2"/>
      <text:p text:style-name="P2">27 - M</text:p>
      <text:p text:style-name="P2">0251 1.38</text:p>
      <text:p text:style-name="P2">0909 4.94</text:p>
      <text:p text:style-name="P2">1525 1.37</text:p>
      <text:p text:style-name="P2">2142 4.97</text:p>
      <text:p text:style-name="P2"/>
      <text:p text:style-name="P2">28 - TU</text:p>
      <text:p text:style-name="P2">0358 1.34</text:p>
      <text:p text:style-name="P2">1013 5.01</text:p>
      <text:p text:style-name="P2">1629 1.29</text:p>
      <text:p text:style-name="P2">2244 5.06</text:p>
      <text:p text:style-name="P2"/>
      <text:p text:style-name="P2">29 - W</text:p>
      <text:p text:style-name="P2">0457 1.23</text:p>
      <text:p text:style-name="P2">1113 5.11</text:p>
      <text:p text:style-name="P2">1724 1.18</text:p>
      <text:p text:style-name="P2">2340 5.16</text:p>
      <text:p text:style-name="P2"/>
      <text:p text:style-name="P2">30 - TH</text:p>
      <text:p text:style-name="P2">0549 1.13</text:p>
      <text:p text:style-name="P2">1206 5.21</text:p>
      <text:p text:style-name="P2">1812 1.09</text:p>
      <text:p text:style-name="P2"/>
      <text:p text:style-name="P2"/>
      <text:p text:style-name="P2">31 - F</text:p>
      <text:p text:style-name="P2">0031 5.24</text:p>
      <text:p text:style-name="P2">0634 1.05</text:p>
      <text:p text:style-name="P2">1255 5.25</text:p>
      <text:p text:style-name="P2">1855 1.0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style style:name="MT2" style:family="text">
      <style:text-properties officeooo:rsid="003665f5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</text:span><text:span text:style-name="MT2">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1H9M46S</meta:editing-duration>
    <meta:editing-cycles>20</meta:editing-cycles>
    <meta:generator>LibreOffice/7.1.1.2$MacOSX_X86_64 LibreOffice_project/fe0b08f4af1bacafe4c7ecc87ce55bb426164676</meta:generator>
    <dc:date>2022-05-12T08:40:50.166802485</dc:date>
    <meta:document-statistic meta:table-count="0" meta:image-count="0" meta:object-count="0" meta:page-count="3" meta:paragraph-count="1788" meta:word-count="3942" meta:character-count="15134" meta:non-whitespace-character-count="12979"/>
  </office:meta>
</office:document-meta>
</file>